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776">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20%" fo:text-align="righ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2">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836">
      <style:drawing-page-properties draw:fill="bitmap" draw:fill-image-name="a83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7">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815">
      <style:drawing-page-properties draw:fill="bitmap" draw:fill-image-name="a81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0">
      <style:drawing-page-properties draw:fill="bitmap" draw:fill-image-name="a85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80">
      <style:graphic-properties fo:wrap-option="wrap" fo:padding-top="0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81">
      <style:graphic-properties draw:fill="none" draw:stroke="solid" svg:stroke-width="0.01389in" svg:stroke-color="#000000" svg:stroke-opacity="100%"/>
    </style:style>
    <style:style style:family="presentation" style:name="a7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88">
      <style:drawing-page-properties draw:fill="bitmap" draw:fill-image-name="a78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20">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824">
      <style:drawing-page-properties draw:fill="bitmap" draw:fill-image-name="a82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8">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9">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resentation" style:name="a8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93">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797">
      <style:drawing-page-properties draw:fill="bitmap" draw:fill-image-name="a79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06">
      <style:drawing-page-properties draw:fill="bitmap" draw:fill-image-name="a80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8">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1">
      <style:drawing-page-properties draw:fill="bitmap" draw:fill-image-name="a85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4">
      <style:drawing-page-properties draw:fill="bitmap" draw:fill-image-name="a77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Aria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48">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794">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857">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803">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812">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821">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830">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833">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842">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845">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office:automatic-styles>
  <office:body>
    <office:presentation>
      <draw:page draw:name="Slide1" draw:style-name="a774" draw:master-page-name="Master1-Layout1-title-Title-Slide" presentation:presentation-page-layout-name="Master1-PPL1" draw:id="Slide-256">
        <draw:frame draw:id="id105" presentation:style-name="a777" draw:name="Title 1" svg:x="2.85631in" svg:y="3.75in" svg:width="6.03463in" svg:height="2.48093in" presentation:class="title" presentation:placeholder="false">
          <draw:text-box>
            <text:p text:style-name="a776" text:class-names="" text:cond-style-name=""><text:span text:style-name="a775" text:class-names="">Keylogger</text:span></text:p>
          </draw:text-box>
          <svg:title/>
          <svg:desc/>
        </draw:frame>
        <draw:frame draw:id="id106" presentation:style-name="a780" draw:name="Subtitle 2" svg:x="3.0318in" svg:y="2.48117in" svg:width="5.85914in" svg:height="1.26882in" presentation:class="subtitle" presentation:placeholder="false">
          <draw:text-box>
            <text:p text:style-name="a779" text:class-names="" text:cond-style-name=""><text:span text:style-name="a778" text:class-names="">P.Lohith veer</text:span></text:p>
          </draw:text-box>
          <svg:title/>
          <svg:desc/>
        </draw:frame>
        <presentation:notes draw:style-name="a786">
          <draw:page-thumbnail draw:page-number="1" svg:x="0.75in" svg:y="1.25in" svg:width="6in" svg:height="3.375in" presentation:class="page" draw:id="id107" presentation:style-name="a781" draw:name="Slide Image Placeholder 1">
            <svg:title/>
            <svg:desc/>
          </draw:page-thumbnail>
          <draw:frame draw:id="id108" presentation:style-name="a782" draw:name="Notes Placeholder 2" svg:x="0.75in" svg:y="4.8125in" svg:width="6in" svg:height="3.9375in" presentation:class="notes" presentation:placeholder="true">
            <draw:text-box/>
            <svg:title/>
            <svg:desc/>
          </draw:frame>
          <draw:frame draw:id="id109" presentation:style-name="a785" draw:name="Slide Number Placeholder 3" svg:x="4.24826in" svg:y="9.49826in" svg:width="3.25in" svg:height="0.50174in" presentation:class="page-number" presentation:placeholder="false">
            <draw:text-box>
              <text:p text:style-name="a784" text:class-names="" text:cond-style-name=""><text:span text:style-name="a783" text:class-names=""><text:page-number style:num-format="1" text:fixed="false">1</text:page-number></text:span></text:p>
            </draw:text-box>
            <svg:title/>
            <svg:desc/>
          </draw:frame>
        </presentation:notes>
      </draw:page>
      <draw:page draw:name="Slide2" draw:style-name="a788" draw:master-page-name="Master1-Layout2-obj-Title-and-Content" presentation:presentation-page-layout-name="Master1-PPL2" draw:id="Slide-257">
        <draw:frame draw:id="id110" presentation:style-name="a791" draw:name="Title 1" svg:x="2.85631in" svg:y="0.8837in" svg:width="8.70334in" svg:height="1.17807in" presentation:class="title" presentation:placeholder="false">
          <draw:text-box>
            <text:p text:style-name="a790" text:class-names="" text:cond-style-name=""><text:span text:style-name="a789" text:class-names="">Project title<text:s text:c="1"/></text:span></text:p>
          </draw:text-box>
          <svg:title/>
          <svg:desc/>
        </draw:frame>
        <draw:frame draw:id="id111" presentation:style-name="a795" draw:name="Content Placeholder 2" svg:x="3.16011in" svg:y="-0.76486in" svg:width="9.81067in" svg:height="8.62123in" presentation:class="outline" presentation:placeholder="false">
          <draw:text-box>
            <text:list text:style-name="a794">
              <text:list-item>
                <text:p text:style-name="a793" text:class-names="" text:cond-style-name=""><text:span text:style-name="a792" text:class-names="">Key logger</text:span></text:p>
              </text:list-item>
            </text:list>
          </draw:text-box>
          <svg:title/>
          <svg:desc/>
        </draw:frame>
      </draw:page>
      <draw:page draw:name="Slide3" draw:style-name="a797" draw:master-page-name="Master1-Layout2-obj-Title-and-Content" presentation:presentation-page-layout-name="Master1-PPL2" draw:id="Slide-258">
        <draw:frame draw:id="id112" presentation:style-name="a800" draw:name="Title 1" svg:x="2.85631in" svg:y="0.8837in" svg:width="8.70334in" svg:height="1.17807in" presentation:class="title" presentation:placeholder="false">
          <draw:text-box>
            <text:p text:style-name="a799" text:class-names="" text:cond-style-name=""><text:span text:style-name="a798" text:class-names="">AGENDA</text:span></text:p>
          </draw:text-box>
          <svg:title/>
          <svg:desc/>
        </draw:frame>
        <draw:frame draw:id="id113" presentation:style-name="a804" draw:name="Content Placeholder 2" svg:x="3.03324in" svg:y="2.24422in" svg:width="8.5264in" svg:height="4.37208in" presentation:class="outline" presentation:placeholder="false">
          <draw:text-box>
            <text:list text:style-name="a803">
              <text:list-item>
                <text:p text:style-name="a802" text:class-names="" text:cond-style-name=""><text:span text:style-name="a801" text:class-names="">The agenda for developing a keylogger involves outlining its purpose and intended use, specifying the target platform and programming tools, defining the functionalities it will capture such as keystrokes and screenshots, planning its development and architecture, testing thoroughly to ensure reliability, strategizing deployment methods for installation and activation, addressing security measures to prevent detection and ensure data privacy, considering ethical implications and legal compliance with privacy laws, documenting setup and usage instructions comprehensively, and outlining potential future enhancements or updates to the keylogger system.</text:span></text:p>
              </text:list-item>
            </text:list>
          </draw:text-box>
          <svg:title/>
          <svg:desc/>
        </draw:frame>
      </draw:page>
      <draw:page draw:name="Slide4" draw:style-name="a806" draw:master-page-name="Master1-Layout2-obj-Title-and-Content" presentation:presentation-page-layout-name="Master1-PPL2" draw:id="Slide-259">
        <draw:frame draw:id="id114" presentation:style-name="a809" draw:name="Title 1" svg:x="2.85631in" svg:y="0.8837in" svg:width="8.70334in" svg:height="1.17807in" presentation:class="title" presentation:placeholder="false">
          <draw:text-box>
            <text:p text:style-name="a808" text:class-names="" text:cond-style-name=""><text:span text:style-name="a807" text:class-names="">PROJECT STATEMENT<text:s text:c="1"/></text:span></text:p>
          </draw:text-box>
          <svg:title/>
          <svg:desc/>
        </draw:frame>
        <draw:frame draw:id="id115" presentation:style-name="a813" draw:name="Content Placeholder 2" svg:x="3.03324in" svg:y="2.24422in" svg:width="8.5264in" svg:height="4.37208in" presentation:class="outline" presentation:placeholder="false">
          <draw:text-box>
            <text:list text:style-name="a812">
              <text:list-item>
                <text:p text:style-name="a811" text:class-names="" text:cond-style-name=""><text:span text:style-name="a810" text:class-names="">This project aims to create a keylogger software for Windows computers, designed to record keystrokes, clipboard activity, and periodic screenshots. Using Python for development, the keylogger will prioritize security with encryption for data transmission and storage, and efforts will be made to ensure it operates discreetly to avoid detection. Ethical considerations will be central, ensuring compliance with privacy laws and emphasizing responsible use. Comprehensive documentation will accompany the software, detailing installation steps, usage guidelines, and ethical considerations. Future updates may explore additional features based on user feedback and advancements in privacy technology.</text:span></text:p>
              </text:list-item>
            </text:list>
          </draw:text-box>
          <svg:title/>
          <svg:desc/>
        </draw:frame>
      </draw:page>
      <draw:page draw:name="Slide5" draw:style-name="a815" draw:master-page-name="Master1-Layout2-obj-Title-and-Content" presentation:presentation-page-layout-name="Master1-PPL2" draw:id="Slide-260">
        <draw:frame draw:id="id116" presentation:style-name="a818" draw:name="Title 1" svg:x="2.85631in" svg:y="0.8837in" svg:width="8.70334in" svg:height="1.17807in" presentation:class="title" presentation:placeholder="false">
          <draw:text-box>
            <text:p text:style-name="a817" text:class-names="" text:cond-style-name=""><text:span text:style-name="a816" text:class-names="">PROJECT OVERVIEW<text:s text:c="1"/></text:span></text:p>
          </draw:text-box>
          <svg:title/>
          <svg:desc/>
        </draw:frame>
        <draw:frame draw:id="id117" presentation:style-name="a822" draw:name="Content Placeholder 2" svg:x="3.03324in" svg:y="2.24422in" svg:width="8.5264in" svg:height="4.37208in" presentation:class="outline" presentation:placeholder="false">
          <draw:text-box>
            <text:list text:style-name="a821">
              <text:list-item>
                <text:p text:style-name="a820" text:class-names="" text:cond-style-name=""><text:span text:style-name="a819" text:class-names="">This project involves developing a keylogger software specifically for Windows computers. The keylogger will track and log keystrokes, clipboard contents, and take periodic screenshots. It will be built using Python for its versatility and compatibility across different Windows versions. Security measures will be implemented to protect captured data through encryption during transmission and storage. Ethical considerations will be paramount, ensuring the software adheres to legal regulations and promotes responsible monitoring practices. The project will provide clear documentation for installation, usage, and ethical guidelines, aiming to support users in deploying the keylogger responsibly. Future updates may focus on enhancing features based on user feedback and advancements in privacy protection technologies.</text:span></text:p>
              </text:list-item>
            </text:list>
          </draw:text-box>
          <svg:title/>
          <svg:desc/>
        </draw:frame>
      </draw:page>
      <draw:page draw:name="Slide6" draw:style-name="a824" draw:master-page-name="Master1-Layout2-obj-Title-and-Content" presentation:presentation-page-layout-name="Master1-PPL2" draw:id="Slide-261">
        <draw:frame draw:id="id118" presentation:style-name="a827" draw:name="Title 1" svg:x="2.85631in" svg:y="0.8837in" svg:width="8.70334in" svg:height="1.17807in" presentation:class="title" presentation:placeholder="false">
          <draw:text-box>
            <text:p text:style-name="a826" text:class-names="" text:cond-style-name=""><text:span text:style-name="a825" text:class-names="">YOUR SOLUTION AND ITS VALUE PROPOSITION<text:s text:c="1"/></text:span></text:p>
          </draw:text-box>
          <svg:title/>
          <svg:desc/>
        </draw:frame>
        <draw:frame draw:id="id119" presentation:style-name="a834" draw:name="Content Placeholder 2" svg:x="1.67989in" svg:y="2.31481in" svg:width="9.55026in" svg:height="4.30148in" presentation:class="outline" presentation:placeholder="false">
          <draw:text-box>
            <text:list text:style-name="a830">
              <text:list-item>
                <text:p text:style-name="a829" text:class-names="" text:cond-style-name=""><text:span text:style-name="a828" text:class-names=""> Keyloggers are many hackers and script kiddie’s favorite tools. Keylogging is a method that was first imagined back in the year 1983.  Around then, the utilization of this product was uncommon and just the top examination organizations and spies could get their hands on it, yet today, it is a typical element offered by most government operative applications like TheOneSpy. Individuals use it as an opportunity to guarantee the assurance of their families, organizations, and the ones they care about.</text:span></text:p>
              </text:list-item>
            </text:list>
            <text:list text:style-name="a833">
              <text:list-item>
                <text:p text:style-name="a832" text:class-names="" text:cond-style-name=""><text:span text:style-name="a831" text:class-names=""/></text:p>
              </text:list-item>
            </text:list>
          </draw:text-box>
          <svg:title/>
          <svg:desc/>
        </draw:frame>
      </draw:page>
      <draw:page draw:name="Slide7" draw:style-name="a836" draw:master-page-name="Master1-Layout2-obj-Title-and-Content" presentation:presentation-page-layout-name="Master1-PPL2" draw:id="Slide-262">
        <draw:frame draw:id="id120" presentation:style-name="a839" draw:name="Title 1" svg:x="3.187in" svg:y="0.98377in" svg:width="8.70334in" svg:height="1.09616in" presentation:class="title" presentation:placeholder="false">
          <draw:text-box>
            <text:p text:style-name="a838" text:class-names="" text:cond-style-name=""><text:span text:style-name="a837" text:class-names=""><text:s text:c="5"/>THE WOW IN YOUR SOLUTION<text:line-break/></text:span></text:p>
          </draw:text-box>
          <svg:title/>
          <svg:desc/>
        </draw:frame>
        <draw:frame draw:id="id121" presentation:style-name="a849" draw:name="Content Placeholder 2" svg:x="2.05026in" svg:y="2.24422in" svg:width="9.50938in" svg:height="4.37208in" presentation:class="outline" presentation:placeholder="false">
          <draw:text-box>
            <text:list text:style-name="a842">
              <text:list-item>
                <text:p text:style-name="a841" text:class-names="" text:cond-style-name=""><text:span text:style-name="a840" text:class-names="">A keylogger is a type of surveillance technology used to monitor and record each keystroke typed on a specific computer’s keyboard. In this tutorial, you will learn how to write a keylogger in Python.</text:span></text:p>
              </text:list-item>
            </text:list>
            <text:list text:style-name="a845">
              <text:list-item>
                <text:p text:style-name="a844" text:class-names="" text:cond-style-name=""><text:span text:style-name="a843" text:class-names="">This tool has both legitimate and illegitimate uses. Legitimate uses can include monitoring employee productivity, parental control, and troubleshooting computer issues. However, when used unethically by hackers or script kiddies, a keylogger can capture sensitive information like login credentials, credit card numbers, and personal messages.</text:span></text:p>
              </text:list-item>
            </text:list>
            <text:list text:style-name="a848">
              <text:list-item>
                <text:p text:style-name="a847" text:class-names="" text:cond-style-name=""><text:span text:style-name="a846" text:class-names=""/></text:p>
              </text:list-item>
            </text:list>
          </draw:text-box>
          <svg:title/>
          <svg:desc/>
        </draw:frame>
      </draw:page>
      <draw:page draw:name="Slide8" draw:style-name="a851" draw:master-page-name="Master1-Layout2-obj-Title-and-Content" presentation:presentation-page-layout-name="Master1-PPL2" draw:id="Slide-263">
        <draw:frame draw:id="id122" presentation:style-name="a854" draw:name="Title 1" svg:x="2.85631in" svg:y="0.8837in" svg:width="8.70334in" svg:height="1.17807in" presentation:class="title" presentation:placeholder="false">
          <draw:text-box>
            <text:p text:style-name="a853" text:class-names="" text:cond-style-name=""><text:span text:style-name="a852" text:class-names="">MODELLING<text:line-break/></text:span></text:p>
          </draw:text-box>
          <svg:title/>
          <svg:desc/>
        </draw:frame>
        <draw:frame draw:id="id123" presentation:style-name="a858" draw:name="Content Placeholder 2" svg:x="3.03324in" svg:y="2.24422in" svg:width="8.5264in" svg:height="4.37208in" presentation:class="outline" presentation:placeholder="false">
          <draw:text-box>
            <text:list text:style-name="a857">
              <text:list-item>
                <text:p text:style-name="a856" text:class-names="" text:cond-style-name=""><text:span text:style-name="a855" text:class-names="">Keylogger, a tool intended to record every keystroke made on the machine and offers the attacker the ability to steal large amounts of sensitive information without the permission of the owner of the message. The primary objective of this project is to detect keylogger applications and prevent data loss and sensitive information leakage. This project aims to identify the set of permissions and storage levels owned by each of the applications and hence differentiate applications with proper permissions and keylogger applications that can abuse permissions. The keyloggers are detected using Black-box technique. Black-box approach is based on behavioral characteristics which can be applied to all keyloggers and it does not rely on the structural characteristics of the keylogger. This project aims to develop detection system on mobile phones based on machine learning algorithm to detect keylogger applications.</text:span></text:p>
              </text:list-item>
            </text:list>
          </draw:text-box>
          <svg:title/>
          <svg:desc/>
        </draw:frame>
      </draw:page>
      <draw:page draw:name="Slide9" draw:style-name="a860" draw:master-page-name="Master1-Layout2-obj-Title-and-Content" presentation:presentation-page-layout-name="Master1-PPL2" draw:id="Slide-264">
        <draw:frame draw:id="id124" presentation:style-name="a863" draw:name="Title 1" svg:x="2.85631in" svg:y="0.8837in" svg:width="8.70334in" svg:height="1.17807in" presentation:class="title" presentation:placeholder="false">
          <draw:text-box>
            <text:p text:style-name="a862" text:class-names="" text:cond-style-name=""><text:span text:style-name="a861" text:class-names="">RESULTS<text:s text:c="1"/></text:span></text:p>
          </draw:text-box>
          <svg:title/>
          <svg:desc/>
        </draw:frame>
        <draw:frame draw:id="id125" presentation:style-name="a864" draw:name="Content Placeholder 2" svg:x="3.03324in" svg:y="2.24422in" svg:width="8.5264in" svg:height="4.37208in" presentation:class="outlin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2.85631in" svg:y="3.75in" svg:width="6.03463in" svg:height="2.48093in"/>
      <presentation:placeholder presentation:object="subtitle" svg:x="3.0318in" svg:y="2.48117in" svg:width="5.85914in" svg:height="1.26882in"/>
      <presentation:placeholder presentation:object="date-time" svg:x="-0.8859in" svg:y="5.764in" svg:width="2.912in" svg:height="0.2in"/>
      <presentation:placeholder presentation:object="footer" svg:x="-2.44656in" svg:y="4.00388in" svg:width="6.4363in" svg:height="0.19595in"/>
      <presentation:placeholder presentation:object="page-number" svg:x="0.17324in" svg:y="0.18in" svg:width="0.69633in" svg:height="0.35307in"/>
    </style:presentation-page-layout>
    <style:presentation-page-layout style:name="Master1-PPL2" style:display-name="Title and Content">
      <presentation:placeholder presentation:object="title" svg:x="2.85631in" svg:y="0.8837in" svg:width="8.70334in" svg:height="1.17807in"/>
      <presentation:placeholder presentation:object="object" svg:x="3.03324in" svg:y="2.24422in" svg:width="8.5264in" svg:height="4.37208in"/>
      <presentation:placeholder presentation:object="date-time" svg:x="-0.8859in" svg:y="5.764in" svg:width="2.912in" svg:height="0.2in"/>
      <presentation:placeholder presentation:object="footer" svg:x="-2.44656in" svg:y="4.00388in" svg:width="6.4363in" svg:height="0.19595in"/>
      <presentation:placeholder presentation:object="page-number" svg:x="0.17324in" svg:y="0.18in" svg:width="0.69633in" svg:height="0.35307in"/>
    </style:presentation-page-layout>
    <style:presentation-page-layout style:name="Master1-PPL3" style:display-name="Section Header">
      <presentation:placeholder presentation:object="title" svg:x="2.85419in" svg:y="3.44188in" svg:width="8.7014in" svg:height="1.55812in"/>
      <presentation:placeholder presentation:object="outline" svg:x="3.03365in" svg:y="2.48117in" svg:width="8.52136in" svg:height="0.9607in"/>
      <presentation:placeholder presentation:object="date-time" svg:x="-0.8859in" svg:y="5.764in" svg:width="2.912in" svg:height="0.2in"/>
      <presentation:placeholder presentation:object="footer" svg:x="-2.44656in" svg:y="4.00388in" svg:width="6.4363in" svg:height="0.19595in"/>
      <presentation:placeholder presentation:object="page-number" svg:x="0.17324in" svg:y="0.18in" svg:width="0.69633in" svg:height="0.35307in"/>
    </style:presentation-page-layout>
    <style:presentation-page-layout style:name="Master1-PPL4" style:display-name="Two Content">
      <presentation:placeholder presentation:object="title" svg:x="2.85419in" svg:y="0.88125in" svg:width="8.6953in" svg:height="1.18297in"/>
      <presentation:placeholder presentation:object="object" svg:x="2.84927in" svg:y="2.24422in" svg:width="4.2563in" svg:height="4.37208in"/>
      <presentation:placeholder presentation:object="object" svg:x="7.29072in" svg:y="2.24422in" svg:width="4.25877in" svg:height="4.37208in"/>
      <presentation:placeholder presentation:object="date-time" svg:x="-0.8859in" svg:y="5.764in" svg:width="2.912in" svg:height="0.2in"/>
      <presentation:placeholder presentation:object="footer" svg:x="-2.44656in" svg:y="4.00388in" svg:width="6.4363in" svg:height="0.19595in"/>
      <presentation:placeholder presentation:object="page-number" svg:x="0.17324in" svg:y="0.18in" svg:width="0.69633in" svg:height="0.35307in"/>
    </style:presentation-page-layout>
    <style:presentation-page-layout style:name="Master1-PPL5" style:display-name="Comparison">
      <presentation:placeholder presentation:object="title" svg:x="2.85419in" svg:y="0.88125in" svg:width="8.7014in" svg:height="1.1793in"/>
      <presentation:placeholder presentation:object="outline" svg:x="2.85355in" svg:y="2.24422in" svg:width="4.26123in" svg:height="0.78064in"/>
      <presentation:placeholder presentation:object="object" svg:x="2.85355in" svg:y="3.11825in" svg:width="4.25812in" svg:height="3.35896in"/>
      <presentation:placeholder presentation:object="outline" svg:x="7.29072in" svg:y="2.24422in" svg:width="4.26487in" svg:height="0.78064in"/>
      <presentation:placeholder presentation:object="object" svg:x="7.29072in" svg:y="3.11825in" svg:width="4.26487in" svg:height="3.35896in"/>
      <presentation:placeholder presentation:object="date-time" svg:x="-0.8859in" svg:y="5.764in" svg:width="2.912in" svg:height="0.2in"/>
      <presentation:placeholder presentation:object="footer" svg:x="-2.44656in" svg:y="4.00388in" svg:width="6.4363in" svg:height="0.19595in"/>
      <presentation:placeholder presentation:object="page-number" svg:x="0.17324in" svg:y="0.18in" svg:width="0.69633in" svg:height="0.35307in"/>
    </style:presentation-page-layout>
    <style:presentation-page-layout style:name="Master1-PPL6" style:display-name="Title Only">
      <presentation:placeholder presentation:object="title" svg:x="2.85631in" svg:y="0.8837in" svg:width="8.70334in" svg:height="1.17807in"/>
      <presentation:placeholder presentation:object="date-time" svg:x="-0.8859in" svg:y="5.764in" svg:width="2.912in" svg:height="0.2in"/>
      <presentation:placeholder presentation:object="footer" svg:x="-2.44656in" svg:y="4.00388in" svg:width="6.4363in" svg:height="0.19595in"/>
      <presentation:placeholder presentation:object="page-number" svg:x="0.17324in" svg:y="0.18in" svg:width="0.69633in" svg:height="0.35307in"/>
    </style:presentation-page-layout>
    <style:presentation-page-layout style:name="Master1-PPL7" style:display-name="Blank">
      <presentation:placeholder presentation:object="date-time" svg:x="-0.8859in" svg:y="5.764in" svg:width="2.912in" svg:height="0.2in"/>
      <presentation:placeholder presentation:object="footer" svg:x="-2.44656in" svg:y="4.00388in" svg:width="6.4363in" svg:height="0.19595in"/>
      <presentation:placeholder presentation:object="page-number" svg:x="0.17324in" svg:y="0.18in" svg:width="0.69633in" svg:height="0.35307in"/>
    </style:presentation-page-layout>
    <style:presentation-page-layout style:name="Master1-PPL8" style:display-name="Content with Caption">
      <presentation:placeholder presentation:object="title" svg:x="2.15477in" svg:y="1.40251in" svg:width="2.91378in" svg:height="2.08141in"/>
      <presentation:placeholder presentation:object="object" svg:x="5.59947in" svg:y="0.88125in" svg:width="5.95612in" svg:height="5.73505in"/>
      <presentation:placeholder presentation:object="outline" svg:x="2.15477in" svg:y="3.48442in" svg:width="2.91378in" svg:height="2.6098in"/>
      <presentation:placeholder presentation:object="date-time" svg:x="-0.8859in" svg:y="5.764in" svg:width="2.912in" svg:height="0.2in"/>
      <presentation:placeholder presentation:object="footer" svg:x="-2.44656in" svg:y="4.00388in" svg:width="6.4363in" svg:height="0.19595in"/>
      <presentation:placeholder presentation:object="page-number" svg:x="0.17324in" svg:y="0.18in" svg:width="0.69633in" svg:height="0.35307in"/>
    </style:presentation-page-layout>
    <style:presentation-page-layout style:name="Master1-PPL9" style:display-name="Picture with Caption">
      <presentation:placeholder presentation:object="graphic" svg:x="7.37868in" svg:y="0.00353in" svg:width="5.06314in" svg:height="7.5in"/>
      <presentation:placeholder presentation:object="title" svg:x="2.15578in" svg:y="1.40251in" svg:width="4.34272in" svg:height="2.07838in"/>
      <presentation:placeholder presentation:object="outline" svg:x="2.15477in" svg:y="3.48089in" svg:width="4.34369in" svg:height="2.60979in"/>
      <presentation:placeholder presentation:object="date-time" svg:x="-0.8859in" svg:y="5.764in" svg:width="2.912in" svg:height="0.2in"/>
      <presentation:placeholder presentation:object="footer" svg:x="-2.44656in" svg:y="4.00388in" svg:width="6.4363in" svg:height="0.19595in"/>
      <presentation:placeholder presentation:object="page-number" svg:x="0.17324in" svg:y="0.18in" svg:width="0.69633in" svg:height="0.35307in"/>
    </style:presentation-page-layout>
    <style:presentation-page-layout style:name="Master1-PPL10" style:display-name="Title and Vertical Text">
      <presentation:placeholder presentation:object="title" svg:x="2.85631in" svg:y="0.8837in" svg:width="8.6987in" svg:height="1.17807in"/>
      <presentation:placeholder presentation:object="outline" svg:x="3.03324in" svg:y="2.24422in" svg:width="8.5264in" svg:height="4.37208in"/>
      <presentation:placeholder presentation:object="date-time" svg:x="-0.8859in" svg:y="5.764in" svg:width="2.912in" svg:height="0.2in"/>
      <presentation:placeholder presentation:object="footer" svg:x="-2.44656in" svg:y="4.00388in" svg:width="6.4363in" svg:height="0.19595in"/>
      <presentation:placeholder presentation:object="page-number" svg:x="0.17324in" svg:y="0.18in" svg:width="0.69633in" svg:height="0.35307in"/>
    </style:presentation-page-layout>
    <style:presentation-page-layout style:name="Master1-PPL11" style:display-name="Vertical Title and Text">
      <presentation:placeholder presentation:object="title" svg:x="10.10431in" svg:y="0.88125in" svg:width="1.4507in" svg:height="5.73505in"/>
      <presentation:placeholder presentation:object="outline" svg:x="2.85296in" svg:y="1.06125in" svg:width="7.07229in" svg:height="5.55505in"/>
      <presentation:placeholder presentation:object="date-time" svg:x="-0.8859in" svg:y="5.764in" svg:width="2.912in" svg:height="0.2in"/>
      <presentation:placeholder presentation:object="footer" svg:x="-2.44656in" svg:y="4.00388in" svg:width="6.4363in" svg:height="0.19595in"/>
      <presentation:placeholder presentation:object="page-number" svg:x="0.17324in" svg:y="0.18in" svg:width="0.69633in" svg:height="0.35307in"/>
    </style:presentation-page-layout>
    <style:style style:family="graphic" style:name="Graphics"/>
    <style:default-style style:family="graphic">
      <style:graphic-properties draw:fill="solid" draw:fill-color="#a1d68b" draw:opacity="100%" draw:stroke="solid" svg:stroke-width="0.01736in" svg:stroke-color="#415937" svg:stroke-opacity="100%" svg:stroke-linecap="butt"/>
    </style:default-style>
    <draw:fill-image draw:name="a119" xlink:href="media/image1.jpeg" xlink:show="embed" xlink:actuate="onLoad"/>
    <draw:fill-image draw:name="a796" xlink:href="media/image1.jpeg" xlink:show="embed" xlink:actuate="onLoad"/>
    <draw:fill-image draw:name="a510" xlink:href="media/image1.jpeg" xlink:show="embed" xlink:actuate="onLoad"/>
    <draw:fill-image draw:name="a706" xlink:href="media/image1.jpeg" xlink:show="embed" xlink:actuate="onLoad"/>
    <draw:fill-image draw:name="a850" xlink:href="media/image1.jpeg" xlink:show="embed" xlink:actuate="onLoad"/>
    <draw:fill-image draw:name="a639" xlink:href="media/image1.jpeg" xlink:show="embed" xlink:actuate="onLoad"/>
    <draw:fill-image draw:name="a814" xlink:href="media/image1.jpeg" xlink:show="embed" xlink:actuate="onLoad"/>
    <draw:fill-image draw:name="a65" xlink:href="media/image1.jpeg" xlink:show="embed" xlink:actuate="onLoad"/>
    <draw:fill-image draw:name="a787" xlink:href="media/image1.jpeg" xlink:show="embed" xlink:actuate="onLoad"/>
    <draw:fill-image draw:name="a186" xlink:href="media/image1.jpeg" xlink:show="embed" xlink:actuate="onLoad"/>
    <draw:fill-image draw:name="a324" xlink:href="media/image1.jpeg" xlink:show="embed" xlink:actuate="onLoad"/>
    <draw:fill-image draw:name="a859" xlink:href="media/image1.jpeg" xlink:show="embed" xlink:actuate="onLoad"/>
    <draw:fill-image draw:name="a805" xlink:href="media/image1.jpeg" xlink:show="embed" xlink:actuate="onLoad"/>
    <draw:fill-image draw:name="a773" xlink:href="media/image1.jpeg" xlink:show="embed" xlink:actuate="onLoad"/>
    <draw:fill-image draw:name="a241" xlink:href="media/image1.jpeg" xlink:show="embed" xlink:actuate="onLoad"/>
    <draw:fill-image draw:name="a0" xlink:href="media/image1.jpeg" xlink:show="embed" xlink:actuate="onLoad"/>
    <draw:fill-image draw:name="a581" xlink:href="media/image1.jpeg" xlink:show="embed" xlink:actuate="onLoad"/>
    <draw:fill-image draw:name="a835" xlink:href="media/image1.jpeg" xlink:show="embed" xlink:actuate="onLoad"/>
    <draw:fill-image draw:name="a466" xlink:href="media/image1.jpeg" xlink:show="embed" xlink:actuate="onLoad"/>
    <draw:fill-image draw:name="a415" xlink:href="media/image1.jpeg" xlink:show="embed" xlink:actuate="onLoad"/>
    <draw:fill-image draw:name="a823" xlink:href="media/image1.jpe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20%" fo:text-align="righ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78">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paragraph" style:name="a2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4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7">
      <style:drawing-page-properties draw:fill="bitmap" draw:fill-image-name="a46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68">
      <style:graphic-properties draw:fill="solid" draw:fill-color="#1f2d29" draw:opacity="92%" draw:stroke="non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9">
      <style:graphic-properties draw:fill="solid" draw:fill-color="#8ec0c1" draw:opacity="100%" draw:stroke="none"/>
    </style:style>
    <style:style style:family="paragraph" style:name="a6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2">
      <style:drawing-page-properties draw:fill="bitmap" draw:fill-image-name="a24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3">
      <style:graphic-properties draw:fill="solid" draw:fill-color="#1f2d29" draw:opacity="92%" draw:stroke="none"/>
    </style:style>
    <style:style style:family="graphic" style:name="a244">
      <style:graphic-properties draw:fill="solid" draw:fill-color="#8ec0c1" draw:opacity="100%" draw:stroke="none"/>
    </style:style>
    <style:style style:family="text" style:name="a245">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7">
      <style:drawing-page-properties draw:fill="bitmap" draw:fill-image-name="a70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08">
      <style:graphic-properties draw:fill="solid" draw:fill-color="#1f2d29" draw:opacity="92%" draw:stroke="none"/>
    </style:style>
    <style:style style:family="graphic" style:name="a709">
      <style:graphic-properties draw:fill="solid" draw:fill-color="#8ec0c1" draw:opacity="100%" draw:stroke="none"/>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20%" fo:text-align="left" style:tab-stop-distance="1in" fo:margin-left="0.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20%" fo:text-align="left" style:tab-stop-distance="1in" fo:margin-left="1.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20%" fo:text-align="left" style:tab-stop-distance="1in" fo:margin-left="1.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20%" fo:text-align="left" style:tab-stop-distance="1in" fo:margin-left="2.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20%" fo:text-align="left" style:tab-stop-distance="1in" fo:margin-left="0.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20%" fo:text-align="left" style:tab-stop-distance="1in" fo:margin-left="0.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20%" fo:text-align="left" style:tab-stop-distance="1in" fo:margin-left="1.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20%" fo:text-align="left" style:tab-stop-distance="1in" fo:margin-left="1.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20%" fo:text-align="left" style:tab-stop-distance="1in" fo:margin-left="1.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20%" fo:text-align="left" style:tab-stop-distance="1in" fo:margin-left="1.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20%" fo:text-align="left" style:tab-stop-distance="1in" fo:margin-left="2.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20%" fo:text-align="left" style:tab-stop-distance="1in" fo:margin-left="2.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drawing-page" style:name="a5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7">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9">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graphic-properties draw:fill="solid" draw:fill-color="#1f2d29" draw:opacity="100%" draw:stroke="none"/>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1">
      <style:drawing-page-properties draw:fill="bitmap" draw:fill-image-name="a51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12">
      <style:graphic-properties draw:fill="solid" draw:fill-color="#1f2d29" draw:opacity="92%" draw:stroke="none"/>
    </style:style>
    <style:style style:family="graphic" style:name="a513">
      <style:graphic-properties draw:fill="solid" draw:fill-color="#8ec0c1" draw:opacity="100%" draw:stroke="none"/>
    </style:style>
    <style:style style:family="text" style:name="a514">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2">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paragraph" style:name="a5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0">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20%" fo:text-align="left" style:tab-stop-distance="1in" fo:margin-left="0.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20%" fo:text-align="left" style:tab-stop-distance="1in" fo:margin-left="1.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20%" fo:text-align="left" style:tab-stop-distance="1in" fo:margin-left="1.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20%" fo:text-align="left" style:tab-stop-distance="1in" fo:margin-left="2.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20%"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5">
      <style:drawing-page-properties draw:fill="bitmap" draw:fill-image-name="a32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1f2d29" draw:opacity="92%" draw:stroke="none"/>
    </style:style>
    <style:style style:family="presentation" style:name="a550">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graphic" style:name="a327">
      <style:graphic-properties draw:fill="solid" draw:fill-color="#8ec0c1" draw:opacity="100%" draw:stroke="non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5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8ec0c1"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20%" fo:text-align="left" style:tab-stop-distance="1in" fo:margin-left="0.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20%" fo:text-align="left" style:tab-stop-distance="1in" fo:margin-left="1.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20%" fo:text-align="left" style:tab-stop-distance="1in" fo:margin-left="1.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0">
      <style:drawing-page-properties draw:fill="bitmap" draw:fill-image-name="a11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1">
      <style:graphic-properties draw:fill="solid" draw:fill-color="#1f2d29" draw:opacity="92%" draw:stroke="none"/>
    </style:style>
    <style:style style:family="graphic" style:name="a122">
      <style:graphic-properties draw:fill="solid" draw:fill-color="#8ec0c1" draw:opacity="100%" draw:stroke="none"/>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6">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20%" fo:text-align="left" style:tab-stop-distance="1in" fo:margin-left="2.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8ec0c1"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2">
      <style:drawing-page-properties draw:fill="bitmap" draw:fill-image-name="a58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3">
      <style:graphic-properties draw:fill="solid" draw:fill-color="#1f2d29" draw:opacity="92%" draw:stroke="none"/>
    </style:style>
    <style:style style:family="graphic" style:name="a584">
      <style:graphic-properties draw:fill="solid" draw:fill-color="#8ec0c1" draw:opacity="100%" draw:stroke="non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20%" fo:text-align="center"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top" draw:textarea-horizontal-align="center" draw:fill="solid" draw:fill-color="#ffffff" draw:opacity="10%" draw:stroke="none" draw:auto-grow-width="false" draw:auto-grow-height="false" style:shrink-to-fit="true"/>
      <style:paragraph-properties style:font-independent-line-spacing="true" style:writing-mode="lr-tb"/>
    </style:style>
    <style:style style:family="text" style:name="a588">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20%" fo:text-align="left" style:tab-stop-distance="1in" fo:margin-left="0.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20%" fo:text-align="left" style:tab-stop-distance="1in" fo:margin-left="1.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20%" fo:text-align="left" style:tab-stop-distance="1in" fo:margin-left="1.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20%" fo:text-align="left" style:tab-stop-distance="1in" fo:margin-left="2.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20%" fo:text-align="left" style:tab-stop-distance="1in" fo:margin-left="0.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20%" fo:text-align="left" style:tab-stop-distance="1in" fo:margin-left="1.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20%" fo:text-align="left" style:tab-stop-distance="1in" fo:margin-left="1.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20%"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2">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72">
      <style:paragraph-properties fo:line-height="120%" fo:text-align="left" style:tab-stop-distance="1in" fo:margin-left="2.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2">
      <style:paragraph-properties fo:line-height="120%" fo:text-align="left" style:tab-stop-distance="1in" fo:margin-left="0.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
      <style:paragraph-properties fo:line-height="120%" fo:text-align="left" style:tab-stop-distance="1in" fo:margin-left="1.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20%" fo:text-align="left" style:tab-stop-distance="1in" fo:margin-left="1.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20%" fo:text-align="left" style:tab-stop-distance="1in" fo:margin-left="2.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graphic" style:name="a34">
      <style:graphic-properties draw:fill="solid" draw:fill-color="#8ec0c1" draw:opacity="100%" draw:stroke="none"/>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7">
      <style:drawing-page-properties draw:fill="bitmap" draw:fill-image-name="a18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
      <style:graphic-properties draw:fill="solid" draw:fill-color="#1f2d29" draw:opacity="92%" draw:stroke="none"/>
    </style:style>
    <style:style style:family="presentation" style:name="a4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
      <style:graphic-properties draw:fill="solid" draw:fill-color="#8ec0c1" draw:opacity="100%" draw:stroke="non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0">
      <style:drawing-page-properties draw:fill="bitmap" draw:fill-image-name="a63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16">
      <style:drawing-page-properties draw:fill="bitmap" draw:fill-image-name="a41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41">
      <style:graphic-properties draw:fill="solid" draw:fill-color="#1f2d29" draw:opacity="92%" draw:stroke="none"/>
    </style:style>
    <style:style style:family="graphic" style:name="a417">
      <style:graphic-properties draw:fill="solid" draw:fill-color="#1f2d29" draw:opacity="92%" draw:stroke="none"/>
    </style:style>
    <style:style style:family="graphic" style:name="a642">
      <style:graphic-properties draw:fill="solid" draw:fill-color="#8ec0c1" draw:opacity="100%" draw:stroke="none"/>
    </style:style>
    <style:style style:family="graphic" style:name="a418">
      <style:graphic-properties draw:fill="solid" draw:fill-color="#8ec0c1" draw:opacity="100%" draw:stroke="none"/>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0">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20%" fo:text-align="righ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20%" fo:text-align="left" style:tab-stop-distance="1in" fo:margin-left="0.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20%" fo:text-align="left" style:tab-stop-distance="1in" fo:margin-left="1.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
      <style:drawing-page-properties draw:fill="bitmap" draw:fill-image-name="a6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1">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
      <style:graphic-properties draw:fill="solid" draw:fill-color="#1f2d29" draw:opacity="92%" draw:stroke="none"/>
    </style:style>
    <style:style style:family="text" style:name="a432">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draw:fill="solid" draw:fill-color="#8ec0c1" draw:opacity="100%" draw:stroke="none"/>
    </style:style>
    <style:style style:family="text" style:name="a433">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Aria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20%" fo:text-align="left" style:tab-stop-distance="1in" fo:margin-left="1.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20%" fo:text-align="left" style:tab-stop-distance="1in" fo:margin-left="2.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text:list-style style:name="a5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7">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7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2">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5">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8">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6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2">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3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0">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6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5">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253">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661">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22">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728">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256">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664">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259">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6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0">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3">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131">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7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4">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3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731">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1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1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6">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4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9">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4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1">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1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364">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367">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1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523">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4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5">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526">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4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8">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529">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6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2">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13">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719">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655">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16">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658">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19">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6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0">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4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3">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6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1">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5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4">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number:date-style xmlns:number="urn:oasis:names:tc:opendocument:xmlns:datastyle:1.0" style:name="a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Madison" style:page-layout-name="pageLayout1" draw:style-name="a1">
      <draw:frame draw:id="id0" draw:style-name="a2" draw:name="Picture 17" svg:x="3.09689in" svg:y="2.30228in" svg:width="10.23644in" svg:height="5.19772in" style:rel-width="scale" style:rel-height="scale">
        <draw:image xlink:href="media/image2.png" xlink:type="simple" xlink:show="embed" xlink:actuate="onLoad"/>
        <svg:title/>
        <svg:desc/>
      </draw:frame>
      <draw:frame draw:id="id1" draw:style-name="a3" draw:name="Picture 14" svg:x="0in" svg:y="0in" svg:width="13.331in" svg:height="7.5in" style:rel-width="scale" style:rel-height="scale">
        <draw:image xlink:href="media/image3.png" xlink:type="simple" xlink:show="embed" xlink:actuate="onLoad"/>
        <svg:title/>
        <svg:desc/>
      </draw:frame>
      <draw:custom-shape svg:x="0in" svg:y="0in" svg:width="1.05443in" svg:height="7.5in" draw:id="id2" draw:style-name="a4" draw:name="Rectangle 7">
        <svg:title/>
        <svg:desc/>
        <draw:enhanced-geometry xmlns:dr3d="urn:oasis:names:tc:opendocument:xmlns:dr3d:1.0" draw:type="non-primitive" svg:viewBox="0 0 21600 21600" draw:enhanced-path="M 0 0 L 21600 0 21600 21600 0 21600 Z N"/>
      </draw:custom-shape>
      <draw:frame draw:id="id3" presentation:style-name="a7" draw:name="Title Placeholder 1" svg:x="2.85631in" svg:y="0.8837in" svg:width="8.70334in" svg:height="1.17807in" presentation:class="title" presentation:placeholder="false">
        <draw:text-box>
          <text:p text:style-name="a6" text:class-names="" text:cond-style-name=""><text:span text:style-name="a5" text:class-names="">Click to edit Master title style</text:span></text:p>
        </draw:text-box>
        <svg:title/>
        <svg:desc/>
      </draw:frame>
      <draw:frame draw:id="id4" presentation:style-name="a23" draw:name="Text Placeholder 2" svg:x="3.03324in" svg:y="2.24422in" svg:width="8.5264in" svg:height="4.37208in" presentation:class="outline" presentation:placeholder="false">
        <draw:text-box>
          <text:list text:style-name="a10">
            <text:list-item>
              <text:p text:style-name="a9" text:class-names="" text:cond-style-name=""><text:span text:style-name="a8" text:class-names="">Click to edit Master text styles</text:span></text:p>
            </text:list-item>
          </text:list>
          <text:list text:style-name="a13">
            <text:list-item>
              <text:list text:style-name="a13">
                <text:list-item>
                  <text:p text:style-name="a12" text:class-names="" text:cond-style-name=""><text:span text:style-name="a11" text:class-names="">Second level</text:span></text:p>
                </text:list-item>
              </text:list>
            </text:list-item>
          </text:list>
          <text:list text:style-name="a16">
            <text:list-item>
              <text:list text:style-name="a16">
                <text:list-item>
                  <text:list text:style-name="a16">
                    <text:list-item>
                      <text:p text:style-name="a15" text:class-names="" text:cond-style-name=""><text:span text:style-name="a14" text:class-names="">Third level</text:span></text:p>
                    </text:list-item>
                  </text:list>
                </text:list-item>
              </text:list>
            </text:list-item>
          </text:list>
          <text:list text:style-name="a19">
            <text:list-item>
              <text:list text:style-name="a19">
                <text:list-item>
                  <text:list text:style-name="a19">
                    <text:list-item>
                      <text:list text:style-name="a19">
                        <text:list-item>
                          <text:p text:style-name="a18" text:class-names="" text:cond-style-name=""><text:span text:style-name="a17" text:class-names="">Fourth level</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20" text:class-names="">Fifth level</text:span></text:p>
                            </text:list-item>
                          </text:list>
                        </text:list-item>
                      </text:list>
                    </text:list-item>
                  </text:list>
                </text:list-item>
              </text:list>
            </text:list-item>
          </text:list>
        </draw:text-box>
        <svg:title/>
        <svg:desc/>
      </draw:frame>
      <draw:frame draw:id="id5" presentation:style-name="a27" draw:transform="translate(-1.456in -0.1in) rotate(-1.5708) translate(0.5701in 5.864in)" draw:name="Date Placeholder 3" svg:width="2.912in" svg:height="0.2in" presentation:class="date-time" presentation:placeholder="false">
        <draw:text-box>
          <text:p text:style-name="a26" text:class-names="" text:cond-style-name=""><text:span text:style-name="a24" text:class-names=""><text:date text:fixed="false" style:data-style-name="a25">6/20/2024</text:date></text:span></text:p>
        </draw:text-box>
        <svg:title/>
        <svg:desc/>
      </draw:frame>
      <draw:frame draw:id="id6" presentation:style-name="a30" draw:transform="translate(-3.21815in -0.09797in) rotate(-1.5708) translate(0.77159in 4.10185in)" draw:name="Footer Placeholder 4" svg:width="6.4363in" svg:height="0.19595in" presentation:class="footer" presentation:placeholder="false">
        <draw:text-box>
          <text:p text:style-name="a29" text:class-names="" text:cond-style-name=""><text:span text:style-name="a28" text:class-names="">
 <text:s text:c="13"/></text:span></text:p>
        </draw:text-box>
        <svg:title/>
        <svg:desc/>
      </draw:frame>
      <draw:frame draw:id="id7" presentation:style-name="a33" draw:name="Slide Number Placeholder 5" svg:x="0.17324in" svg:y="0.18in" svg:width="0.69633in" svg:height="0.35307in" presentation:class="page-number" presentation:placeholder="false">
        <draw:text-box>
          <text:p text:style-name="a32" text:class-names="" text:cond-style-name=""><text:span text:style-name="a31" text:class-names=""><text:page-number style:num-format="1" text:fixed="false">‹#›</text:page-number></text:span></text:p>
        </draw:text-box>
        <svg:title/>
        <svg:desc/>
      </draw:frame>
      <draw:custom-shape svg:x="1.0521in" svg:y="0in" svg:width="0.05in" svg:height="7.5in" draw:id="id8" draw:style-name="a34" draw:name="Rectangle 56">
        <svg:title/>
        <svg:desc/>
        <draw:enhanced-geometry xmlns:dr3d="urn:oasis:names:tc:opendocument:xmlns:dr3d:1.0" draw:type="non-primitive" svg:viewBox="0 0 21600 21600" draw:enhanced-path="M 0 0 L 21600 0 21600 21600 0 21600 Z N"/>
      </draw:custom-shape>
      <presentation:notes style:page-layout-name="pageLayout2" draw:style-name="a64">
        <draw:frame draw:id="id9" presentation:style-name="a37" draw:name="Header Placeholder 1" svg:x="0in" svg:y="0in" svg:width="3.25in" svg:height="0.50174in" presentation:class="header" presentation:placeholder="false">
          <draw:text-box>
            <text:p text:style-name="a36" text:class-names="" text:cond-style-name=""><text:span text:style-name="a35" text:class-names=""/></text:p>
          </draw:text-box>
          <svg:title/>
          <svg:desc/>
        </draw:frame>
        <draw:frame draw:id="id10" presentation:style-name="a41" draw:name="Date Placeholder 2" svg:x="4.24826in" svg:y="0in" svg:width="3.25in" svg:height="0.50174in" presentation:class="date-time" presentation:placeholder="false">
          <draw:text-box>
            <text:p text:style-name="a40" text:class-names="" text:cond-style-name=""><text:span text:style-name="a38" text:class-names=""><text:date text:fixed="false" style:data-style-name="a39">6/20/2024</text:date></text:span></text:p>
          </draw:text-box>
          <svg:title/>
          <svg:desc/>
        </draw:frame>
        <draw:page-thumbnail svg:x="0.75in" svg:y="1.25in" svg:width="6in" svg:height="3.375in" presentation:class="page" draw:id="id11" presentation:style-name="a42" draw:name="Slide Image Placeholder 3">
          <svg:title/>
          <svg:desc/>
        </draw:page-thumbnail>
        <draw:frame draw:id="id12" presentation:style-name="a57" draw:name="Notes Placeholder 4" svg:x="0.75in" svg:y="4.8125in" svg:width="6in" svg:height="3.9375in" presentation:class="notes" presentation:placeholder="false">
          <draw:text-box>
            <text:p text:style-name="a44" text:class-names="" text:cond-style-name=""><text:span text:style-name="a43" text:class-names="">Click to edit Master text styles</text:span></text:p>
            <text:list text:style-name="a47">
              <text:list-item>
                <text:list text:style-name="a47">
                  <text:list-item>
                    <text:p text:style-name="a46" text:class-names="" text:cond-style-name=""><text:span text:style-name="a45" text:class-names="">Second level</text:span></text:p>
                  </text:list-item>
                </text:list>
              </text:list-item>
            </text:list>
            <text:list text:style-name="a50">
              <text:list-item>
                <text:list text:style-name="a50">
                  <text:list-item>
                    <text:list text:style-name="a50">
                      <text:list-item>
                        <text:p text:style-name="a49" text:class-names="" text:cond-style-name=""><text:span text:style-name="a48" text:class-names="">Third level</text:span></text:p>
                      </text:list-item>
                    </text:list>
                  </text:list-item>
                </text:list>
              </text:list-item>
            </text:list>
            <text:list text:style-name="a53">
              <text:list-item>
                <text:list text:style-name="a53">
                  <text:list-item>
                    <text:list text:style-name="a53">
                      <text:list-item>
                        <text:list text:style-name="a53">
                          <text:list-item>
                            <text:p text:style-name="a52" text:class-names="" text:cond-style-name=""><text:span text:style-name="a51" text:class-names="">Fourth level</text:span></text:p>
                          </text:list-item>
                        </text:list>
                      </text:list-item>
                    </text:list>
                  </text:list-item>
                </text:list>
              </text:list-item>
            </text:list>
            <text:list text:style-name="a56">
              <text:list-item>
                <text:list text:style-name="a56">
                  <text:list-item>
                    <text:list text:style-name="a56">
                      <text:list-item>
                        <text:list text:style-name="a56">
                          <text:list-item>
                            <text:list text:style-name="a56">
                              <text:list-item>
                                <text:p text:style-name="a55" text:class-names="" text:cond-style-name=""><text:span text:style-name="a54" text:class-names="">Fifth level</text:span></text:p>
                              </text:list-item>
                            </text:list>
                          </text:list-item>
                        </text:list>
                      </text:list-item>
                    </text:list>
                  </text:list-item>
                </text:list>
              </text:list-item>
            </text:list>
          </draw:text-box>
          <svg:title/>
          <svg:desc/>
        </draw:frame>
        <draw:frame draw:id="id13" presentation:style-name="a60" draw:name="Footer Placeholder 5" svg:x="0in" svg:y="9.49826in" svg:width="3.25in" svg:height="0.50174in" presentation:class="footer" presentation:placeholder="false">
          <draw:text-box>
            <text:p text:style-name="a59" text:class-names="" text:cond-style-name=""><text:span text:style-name="a58" text:class-names=""/></text:p>
          </draw:text-box>
          <svg:title/>
          <svg:desc/>
        </draw:frame>
        <draw:frame draw:id="id14" presentation:style-name="a63" draw:name="Slide Number Placeholder 6" svg:x="4.24826in" svg:y="9.49826in" svg:width="3.25in" svg:height="0.50174in" presentation:class="page-number" presentation:placeholder="false">
          <draw:text-box>
            <text:p text:style-name="a62" text:class-names="" text:cond-style-name=""><text:span text:style-name="a61" text:class-names=""><text:page-number style:num-format="1" text:fixed="false">‹#›</text:page-number></text:span></text:p>
          </draw:text-box>
          <svg:title/>
          <svg:desc/>
        </draw:frame>
      </presentation:notes>
    </style:master-page>
    <style:master-page style:name="Master1-Layout1-title-Title-Slide" style:page-layout-name="pageLayout1" draw:style-name="a66">
      <draw:custom-shape svg:x="1.10185in" svg:y="0in" svg:width="8.67711in" svg:height="7.5in" draw:id="id15" draw:layer="Master1-bg" draw:style-name="a67" draw:name="Rectangle 6">
        <svg:title/>
        <svg:desc/>
        <draw:enhanced-geometry xmlns:dr3d="urn:oasis:names:tc:opendocument:xmlns:dr3d:1.0" draw:type="non-primitive" svg:viewBox="0 0 21600 21600" draw:enhanced-path="M 0 0 L 21600 0 21600 21600 0 21600 Z N"/>
      </draw:custom-shape>
      <draw:custom-shape svg:x="9.77896in" svg:y="0in" svg:width="0.03in" svg:height="7.5in" draw:id="id16" draw:layer="Master1-bg" draw:style-name="a68" draw:name="Rectangle 7">
        <svg:title/>
        <svg:desc/>
        <draw:enhanced-geometry xmlns:dr3d="urn:oasis:names:tc:opendocument:xmlns:dr3d:1.0" draw:type="non-primitive" svg:viewBox="0 0 21600 21600" draw:enhanced-path="M 0 0 L 21600 0 21600 21600 0 21600 Z N"/>
      </draw:custom-shape>
      <draw:frame draw:id="id17" draw:layer="Master1-bg" presentation:style-name="a71" draw:name="Title 1" svg:x="2.85631in" svg:y="3.75in" svg:width="6.03463in" svg:height="2.48093in" presentation:class="title" presentation:placeholder="false">
        <draw:text-box>
          <text:p text:style-name="a70" text:class-names="" text:cond-style-name=""><text:span text:style-name="a69" text:class-names="">Click to edit Master title style</text:span></text:p>
        </draw:text-box>
        <svg:title/>
        <svg:desc/>
      </draw:frame>
      <draw:frame draw:id="id18" draw:layer="Master1-bg" presentation:style-name="a74" draw:name="Subtitle 2" svg:x="3.0318in" svg:y="2.48117in" svg:width="5.85914in" svg:height="1.26882in" presentation:class="subtitle" presentation:placeholder="false">
        <draw:text-box>
          <text:p text:style-name="a73" text:class-names="" text:cond-style-name=""><text:span text:style-name="a72" text:class-names="">Click to edit Master subtitle style</text:span></text:p>
        </draw:text-box>
        <svg:title/>
        <svg:desc/>
      </draw:frame>
      <draw:frame draw:id="id19" presentation:style-name="a78" draw:transform="translate(-1.456in -0.1in) rotate(-1.5708) translate(0.5701in 5.864in)" draw:name="Date Placeholder 3" svg:width="2.912in" svg:height="0.2in" presentation:class="date-time" presentation:placeholder="false">
        <draw:text-box>
          <text:p text:style-name="a77" text:class-names="" text:cond-style-name=""><text:span text:style-name="a75" text:class-names=""><text:date text:fixed="false" style:data-style-name="a76">6/20/2024</text:date></text:span></text:p>
        </draw:text-box>
        <svg:title/>
        <svg:desc/>
      </draw:frame>
      <draw:frame draw:id="id20" presentation:style-name="a81" draw:transform="translate(-3.21815in -0.09797in) rotate(-1.5708) translate(0.77159in 4.10185in)" draw:name="Footer Placeholder 4" svg:width="6.4363in" svg:height="0.19595in" presentation:class="footer" presentation:placeholder="false">
        <draw:text-box>
          <text:p text:style-name="a80" text:class-names="" text:cond-style-name=""><text:span text:style-name="a79" text:class-names="">
 <text:s text:c="13"/></text:span></text:p>
        </draw:text-box>
        <svg:title/>
        <svg:desc/>
      </draw:frame>
      <draw:frame draw:id="id21" presentation:style-name="a84" draw:name="Slide Number Placeholder 5" svg:x="0.17324in" svg:y="0.18in" svg:width="0.69633in" svg:height="0.35307in" presentation:class="page-number" presentation:placeholder="false">
        <draw:text-box>
          <text:p text:style-name="a83" text:class-names="" text:cond-style-name=""><text:span text:style-name="a82" text:class-names=""><text:page-number style:num-format="1" text:fixed="false">‹#›</text:page-number></text:span></text:p>
        </draw:text-box>
        <svg:title/>
        <svg:desc/>
      </draw:frame>
      <draw:frame draw:id="id22" draw:style-name="a88" draw:name="TextBox 12" svg:x="2.39642in" svg:y="3.5683in" svg:width="0.45455in" svg:height="0.50488in">
        <draw:text-box>
          <text:p text:style-name="a87" text:class-names="" text:cond-style-name=""><text:span text:style-name="a85" text:class-names="">z</text:span><text:span text:style-name="a86" text:class-names=""/></text:p>
        </draw:text-box>
        <svg:title/>
        <svg:desc/>
      </draw:frame>
      <presentation:notes style:page-layout-name="pageLayout2" draw:style-name="a118">
        <draw:frame draw:id="id9" presentation:style-name="a91" draw:name="Header Placeholder 1" svg:x="0in" svg:y="0in" svg:width="3.25in" svg:height="0.50174in" presentation:class="header" presentation:placeholder="false">
          <draw:text-box>
            <text:p text:style-name="a90" text:class-names="" text:cond-style-name=""><text:span text:style-name="a89" text:class-names=""/></text:p>
          </draw:text-box>
          <svg:title/>
          <svg:desc/>
        </draw:frame>
        <draw:frame draw:id="id10" presentation:style-name="a95" draw:name="Date Placeholder 2" svg:x="4.24826in" svg:y="0in" svg:width="3.25in" svg:height="0.50174in" presentation:class="date-time" presentation:placeholder="false">
          <draw:text-box>
            <text:p text:style-name="a94" text:class-names="" text:cond-style-name=""><text:span text:style-name="a92" text:class-names=""><text:date text:fixed="false" style:data-style-name="a93">6/20/2024</text:date></text:span></text:p>
          </draw:text-box>
          <svg:title/>
          <svg:desc/>
        </draw:frame>
        <draw:page-thumbnail svg:x="0.75in" svg:y="1.25in" svg:width="6in" svg:height="3.375in" presentation:class="page" draw:id="id11" presentation:style-name="a96" draw:name="Slide Image Placeholder 3">
          <svg:title/>
          <svg:desc/>
        </draw:page-thumbnail>
        <draw:frame draw:id="id12" presentation:style-name="a111" draw:name="Notes Placeholder 4" svg:x="0.75in" svg:y="4.8125in" svg:width="6in" svg:height="3.9375in" presentation:class="notes" presentation:placeholder="false">
          <draw:text-box>
            <text:p text:style-name="a98" text:class-names="" text:cond-style-name=""><text:span text:style-name="a97" text:class-names="">Click to edit Master text styles</text:span></text:p>
            <text:list text:style-name="a101">
              <text:list-item>
                <text:list text:style-name="a101">
                  <text:list-item>
                    <text:p text:style-name="a100" text:class-names="" text:cond-style-name=""><text:span text:style-name="a99" text:class-names="">Second level</text:span></text:p>
                  </text:list-item>
                </text:list>
              </text:list-item>
            </text:list>
            <text:list text:style-name="a104">
              <text:list-item>
                <text:list text:style-name="a104">
                  <text:list-item>
                    <text:list text:style-name="a104">
                      <text:list-item>
                        <text:p text:style-name="a103" text:class-names="" text:cond-style-name=""><text:span text:style-name="a102" text:class-names="">Third level</text:span></text:p>
                      </text:list-item>
                    </text:list>
                  </text:list-item>
                </text:list>
              </text:list-item>
            </text:list>
            <text:list text:style-name="a107">
              <text:list-item>
                <text:list text:style-name="a107">
                  <text:list-item>
                    <text:list text:style-name="a107">
                      <text:list-item>
                        <text:list text:style-name="a107">
                          <text:list-item>
                            <text:p text:style-name="a106" text:class-names="" text:cond-style-name=""><text:span text:style-name="a105" text:class-names="">Fourth level</text:span></text:p>
                          </text:list-item>
                        </text:list>
                      </text:list-item>
                    </text:list>
                  </text:list-item>
                </text:list>
              </text:list-item>
            </text:list>
            <text:list text:style-name="a110">
              <text:list-item>
                <text:list text:style-name="a110">
                  <text:list-item>
                    <text:list text:style-name="a110">
                      <text:list-item>
                        <text:list text:style-name="a110">
                          <text:list-item>
                            <text:list text:style-name="a110">
                              <text:list-item>
                                <text:p text:style-name="a109" text:class-names="" text:cond-style-name=""><text:span text:style-name="a108" text:class-names="">Fifth level</text:span></text:p>
                              </text:list-item>
                            </text:list>
                          </text:list-item>
                        </text:list>
                      </text:list-item>
                    </text:list>
                  </text:list-item>
                </text:list>
              </text:list-item>
            </text:list>
          </draw:text-box>
          <svg:title/>
          <svg:desc/>
        </draw:frame>
        <draw:frame draw:id="id13" presentation:style-name="a114" draw:name="Footer Placeholder 5" svg:x="0in" svg:y="9.49826in" svg:width="3.25in" svg:height="0.50174in" presentation:class="footer" presentation:placeholder="false">
          <draw:text-box>
            <text:p text:style-name="a113" text:class-names="" text:cond-style-name=""><text:span text:style-name="a112" text:class-names=""/></text:p>
          </draw:text-box>
          <svg:title/>
          <svg:desc/>
        </draw:frame>
        <draw:frame draw:id="id14" presentation:style-name="a117" draw:name="Slide Number Placeholder 6" svg:x="4.24826in" svg:y="9.49826in" svg:width="3.25in" svg:height="0.50174in" presentation:class="page-number" presentation:placeholder="false">
          <draw:text-box>
            <text:p text:style-name="a116" text:class-names="" text:cond-style-name=""><text:span text:style-name="a115" text:class-names=""><text:page-number style:num-format="1" text:fixed="false">‹#›</text:page-number></text:span></text:p>
          </draw:text-box>
          <svg:title/>
          <svg:desc/>
        </draw:frame>
      </presentation:notes>
    </style:master-page>
    <style:master-page style:name="Master1-Layout2-obj-Title-and-Content" style:page-layout-name="pageLayout1" draw:style-name="a120">
      <draw:custom-shape svg:x="1.09851in" svg:y="0in" svg:width="11.3433in" svg:height="7.5in" draw:id="id23" draw:layer="Master1-bg" draw:style-name="a121" draw:name="Rectangle 28">
        <svg:title/>
        <svg:desc/>
        <draw:enhanced-geometry xmlns:dr3d="urn:oasis:names:tc:opendocument:xmlns:dr3d:1.0" draw:type="non-primitive" svg:viewBox="0 0 21600 21600" draw:enhanced-path="M 0 0 L 21600 0 21600 21600 0 21600 Z N"/>
      </draw:custom-shape>
      <draw:custom-shape svg:x="12.4424in" svg:y="0in" svg:width="0.03in" svg:height="7.5in" draw:id="id24" draw:layer="Master1-bg" draw:style-name="a122" draw:name="Rectangle 8">
        <svg:title/>
        <svg:desc/>
        <draw:enhanced-geometry xmlns:dr3d="urn:oasis:names:tc:opendocument:xmlns:dr3d:1.0" draw:type="non-primitive" svg:viewBox="0 0 21600 21600" draw:enhanced-path="M 0 0 L 21600 0 21600 21600 0 21600 Z N"/>
      </draw:custom-shape>
      <draw:frame draw:id="id25" draw:layer="Master1-bg" presentation:style-name="a125" draw:name="Title 1" svg:x="2.85631in" svg:y="0.8837in" svg:width="8.70334in" svg:height="1.17807in" presentation:class="title" presentation:placeholder="false">
        <draw:text-box>
          <text:p text:style-name="a124" text:class-names="" text:cond-style-name=""><text:span text:style-name="a123" text:class-names="">Click to edit Master title style</text:span></text:p>
        </draw:text-box>
        <svg:title/>
        <svg:desc/>
      </draw:frame>
      <draw:frame draw:id="id26" draw:layer="Master1-bg" presentation:style-name="a141" draw:name="Content Placeholder 2" svg:x="3.03324in" svg:y="2.24422in" svg:width="8.5264in" svg:height="4.37208in" presentation:class="object" presentation:placeholder="false">
        <draw:text-box>
          <text:list text:style-name="a128">
            <text:list-item>
              <text:p text:style-name="a127" text:class-names="" text:cond-style-name=""><text:span text:style-name="a126" text:class-names="">Click to edit Master text styles</text:span></text:p>
            </text:list-item>
          </text:list>
          <text:list text:style-name="a131">
            <text:list-item>
              <text:list text:style-name="a131">
                <text:list-item>
                  <text:p text:style-name="a130" text:class-names="" text:cond-style-name=""><text:span text:style-name="a129" text:class-names="">Second level</text:span></text:p>
                </text:list-item>
              </text:list>
            </text:list-item>
          </text:list>
          <text:list text:style-name="a134">
            <text:list-item>
              <text:list text:style-name="a134">
                <text:list-item>
                  <text:list text:style-name="a134">
                    <text:list-item>
                      <text:p text:style-name="a133" text:class-names="" text:cond-style-name=""><text:span text:style-name="a132" text:class-names="">Third level</text:span></text:p>
                    </text:list-item>
                  </text:list>
                </text:list-item>
              </text:list>
            </text:list-item>
          </text:list>
          <text:list text:style-name="a137">
            <text:list-item>
              <text:list text:style-name="a137">
                <text:list-item>
                  <text:list text:style-name="a137">
                    <text:list-item>
                      <text:list text:style-name="a137">
                        <text:list-item>
                          <text:p text:style-name="a136" text:class-names="" text:cond-style-name=""><text:span text:style-name="a135" text:class-names="">Fourth level</text:span></text:p>
                        </text:list-item>
                      </text:list>
                    </text:list-item>
                  </text:list>
                </text:list-item>
              </text:list>
            </text:list-item>
          </text:list>
          <text:list text:style-name="a140">
            <text:list-item>
              <text:list text:style-name="a140">
                <text:list-item>
                  <text:list text:style-name="a140">
                    <text:list-item>
                      <text:list text:style-name="a140">
                        <text:list-item>
                          <text:list text:style-name="a140">
                            <text:list-item>
                              <text:p text:style-name="a139" text:class-names="" text:cond-style-name=""><text:span text:style-name="a138" text:class-names="">Fifth level</text:span></text:p>
                            </text:list-item>
                          </text:list>
                        </text:list-item>
                      </text:list>
                    </text:list-item>
                  </text:list>
                </text:list-item>
              </text:list>
            </text:list-item>
          </text:list>
        </draw:text-box>
        <svg:title/>
        <svg:desc/>
      </draw:frame>
      <draw:frame draw:id="id27" presentation:style-name="a145" draw:transform="translate(-1.456in -0.1in) rotate(-1.5708) translate(0.5701in 5.864in)" draw:name="Date Placeholder 3" svg:width="2.912in" svg:height="0.2in" presentation:class="date-time" presentation:placeholder="false">
        <draw:text-box>
          <text:p text:style-name="a144" text:class-names="" text:cond-style-name=""><text:span text:style-name="a142" text:class-names=""><text:date text:fixed="false" style:data-style-name="a143">6/20/2024</text:date></text:span></text:p>
        </draw:text-box>
        <svg:title/>
        <svg:desc/>
      </draw:frame>
      <draw:frame draw:id="id28" presentation:style-name="a148" draw:transform="translate(-3.21815in -0.09797in) rotate(-1.5708) translate(0.77159in 4.10185in)" draw:name="Footer Placeholder 4" svg:width="6.4363in" svg:height="0.19595in" presentation:class="footer" presentation:placeholder="false">
        <draw:text-box>
          <text:p text:style-name="a147" text:class-names="" text:cond-style-name=""><text:span text:style-name="a146" text:class-names="">
 <text:s text:c="13"/></text:span></text:p>
        </draw:text-box>
        <svg:title/>
        <svg:desc/>
      </draw:frame>
      <draw:frame draw:id="id29" presentation:style-name="a151" draw:name="Slide Number Placeholder 5" svg:x="0.17324in" svg:y="0.18in" svg:width="0.69633in" svg:height="0.35307in" presentation:class="page-number" presentation:placeholder="false">
        <draw:text-box>
          <text:p text:style-name="a150" text:class-names="" text:cond-style-name=""><text:span text:style-name="a149" text:class-names=""><text:page-number style:num-format="1" text:fixed="false">‹#›</text:page-number></text:span></text:p>
        </draw:text-box>
        <svg:title/>
        <svg:desc/>
      </draw:frame>
      <draw:frame draw:id="id30" draw:style-name="a155" draw:name="TextBox 6" svg:x="2.40042in" svg:y="0.70125in" svg:width="0.45455in" svg:height="0.40391in">
        <draw:text-box>
          <text:p text:style-name="a154" text:class-names="" text:cond-style-name=""><text:span text:style-name="a152" text:class-names="">z</text:span><text:span text:style-name="a153" text:class-names=""/></text:p>
        </draw:text-box>
        <svg:title/>
        <svg:desc/>
      </draw:frame>
      <presentation:notes style:page-layout-name="pageLayout2" draw:style-name="a185">
        <draw:frame draw:id="id9" presentation:style-name="a158" draw:name="Header Placeholder 1" svg:x="0in" svg:y="0in" svg:width="3.25in" svg:height="0.50174in" presentation:class="header" presentation:placeholder="false">
          <draw:text-box>
            <text:p text:style-name="a157" text:class-names="" text:cond-style-name=""><text:span text:style-name="a156" text:class-names=""/></text:p>
          </draw:text-box>
          <svg:title/>
          <svg:desc/>
        </draw:frame>
        <draw:frame draw:id="id10" presentation:style-name="a162" draw:name="Date Placeholder 2" svg:x="4.24826in" svg:y="0in" svg:width="3.25in" svg:height="0.50174in" presentation:class="date-time" presentation:placeholder="false">
          <draw:text-box>
            <text:p text:style-name="a161" text:class-names="" text:cond-style-name=""><text:span text:style-name="a159" text:class-names=""><text:date text:fixed="false" style:data-style-name="a160">6/20/2024</text:date></text:span></text:p>
          </draw:text-box>
          <svg:title/>
          <svg:desc/>
        </draw:frame>
        <draw:page-thumbnail svg:x="0.75in" svg:y="1.25in" svg:width="6in" svg:height="3.375in" presentation:class="page" draw:id="id11" presentation:style-name="a163" draw:name="Slide Image Placeholder 3">
          <svg:title/>
          <svg:desc/>
        </draw:page-thumbnail>
        <draw:frame draw:id="id12" presentation:style-name="a178" draw:name="Notes Placeholder 4" svg:x="0.75in" svg:y="4.8125in" svg:width="6in" svg:height="3.9375in" presentation:class="notes" presentation:placeholder="false">
          <draw:text-box>
            <text:p text:style-name="a165" text:class-names="" text:cond-style-name=""><text:span text:style-name="a164" text:class-names="">Click to edit Master text styles</text:span></text:p>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7">
              <text:list-item>
                <text:list text:style-name="a177">
                  <text:list-item>
                    <text:list text:style-name="a177">
                      <text:list-item>
                        <text:list text:style-name="a177">
                          <text:list-item>
                            <text:list text:style-name="a177">
                              <text:list-item>
                                <text:p text:style-name="a176" text:class-names="" text:cond-style-name=""><text:span text:style-name="a175" text:class-names="">Fifth level</text:span></text:p>
                              </text:list-item>
                            </text:list>
                          </text:list-item>
                        </text:list>
                      </text:list-item>
                    </text:list>
                  </text:list-item>
                </text:list>
              </text:list-item>
            </text:list>
          </draw:text-box>
          <svg:title/>
          <svg:desc/>
        </draw:frame>
        <draw:frame draw:id="id13" presentation:style-name="a181" draw:name="Footer Placeholder 5" svg:x="0in" svg:y="9.49826in" svg:width="3.25in" svg:height="0.50174in" presentation:class="footer" presentation:placeholder="false">
          <draw:text-box>
            <text:p text:style-name="a180" text:class-names="" text:cond-style-name=""><text:span text:style-name="a179" text:class-names=""/></text:p>
          </draw:text-box>
          <svg:title/>
          <svg:desc/>
        </draw:frame>
        <draw:frame draw:id="id14" presentation:style-name="a184" draw:name="Slide Number Placeholder 6" svg:x="4.24826in" svg:y="9.49826in" svg:width="3.25in" svg:height="0.50174in" presentation:class="page-number" presentation:placeholder="false">
          <draw:text-box>
            <text:p text:style-name="a183" text:class-names="" text:cond-style-name=""><text:span text:style-name="a182" text:class-names=""><text:page-number style:num-format="1" text:fixed="false">‹#›</text:page-number></text:span></text:p>
          </draw:text-box>
          <svg:title/>
          <svg:desc/>
        </draw:frame>
      </presentation:notes>
    </style:master-page>
    <style:master-page style:name="Master1-Layout3-secHead-Section-Header" style:page-layout-name="pageLayout1" draw:style-name="a187">
      <draw:custom-shape svg:x="1.09851in" svg:y="0in" svg:width="11.3433in" svg:height="7.5in" draw:id="id31" draw:layer="Master1-bg" draw:style-name="a188" draw:name="Rectangle 23">
        <svg:title/>
        <svg:desc/>
        <draw:enhanced-geometry xmlns:dr3d="urn:oasis:names:tc:opendocument:xmlns:dr3d:1.0" draw:type="non-primitive" svg:viewBox="0 0 21600 21600" draw:enhanced-path="M 0 0 L 21600 0 21600 21600 0 21600 Z N"/>
      </draw:custom-shape>
      <draw:custom-shape svg:x="12.4424in" svg:y="0in" svg:width="0.03in" svg:height="7.5in" draw:id="id32" draw:layer="Master1-bg" draw:style-name="a189" draw:name="Rectangle 24">
        <svg:title/>
        <svg:desc/>
        <draw:enhanced-geometry xmlns:dr3d="urn:oasis:names:tc:opendocument:xmlns:dr3d:1.0" draw:type="non-primitive" svg:viewBox="0 0 21600 21600" draw:enhanced-path="M 0 0 L 21600 0 21600 21600 0 21600 Z N"/>
      </draw:custom-shape>
      <draw:frame draw:id="id33" draw:layer="Master1-bg" draw:style-name="a193" draw:name="TextBox 10" svg:x="2.39703in" svg:y="3.23992in" svg:width="0.45455in" svg:height="0.40391in">
        <draw:text-box>
          <text:p text:style-name="a192" text:class-names="" text:cond-style-name=""><text:span text:style-name="a190" text:class-names="">z</text:span><text:span text:style-name="a191" text:class-names=""/></text:p>
        </draw:text-box>
        <svg:title/>
        <svg:desc/>
      </draw:frame>
      <draw:frame draw:id="id34" draw:layer="Master1-bg" presentation:style-name="a196" draw:name="Title 1" svg:x="2.85419in" svg:y="3.44188in" svg:width="8.7014in" svg:height="1.55812in" presentation:class="title" presentation:placeholder="false">
        <draw:text-box>
          <text:p text:style-name="a195" text:class-names="" text:cond-style-name=""><text:span text:style-name="a194" text:class-names="">Click to edit Master title style</text:span></text:p>
        </draw:text-box>
        <svg:title/>
        <svg:desc/>
      </draw:frame>
      <draw:frame draw:id="id35" presentation:style-name="a200" draw:name="Text Placeholder 2" svg:x="3.03365in" svg:y="2.48117in" svg:width="8.52136in" svg:height="0.9607in" presentation:class="outline" presentation:placeholder="false">
        <draw:text-box>
          <text:list text:style-name="a199">
            <text:list-item>
              <text:p text:style-name="a198" text:class-names="" text:cond-style-name=""><text:span text:style-name="a197" text:class-names="">Click to edit Master text styles</text:span></text:p>
            </text:list-item>
          </text:list>
        </draw:text-box>
        <svg:title/>
        <svg:desc/>
      </draw:frame>
      <draw:frame draw:id="id36" presentation:style-name="a204" draw:transform="translate(-1.456in -0.1in) rotate(-1.5708) translate(0.5701in 5.864in)" draw:name="Date Placeholder 3" svg:width="2.912in" svg:height="0.2in" presentation:class="date-time" presentation:placeholder="false">
        <draw:text-box>
          <text:p text:style-name="a203" text:class-names="" text:cond-style-name=""><text:span text:style-name="a201" text:class-names=""><text:date text:fixed="false" style:data-style-name="a202">6/20/2024</text:date></text:span></text:p>
        </draw:text-box>
        <svg:title/>
        <svg:desc/>
      </draw:frame>
      <draw:frame draw:id="id37" presentation:style-name="a207" draw:transform="translate(-3.21815in -0.09797in) rotate(-1.5708) translate(0.77159in 4.10185in)" draw:name="Footer Placeholder 4" svg:width="6.4363in" svg:height="0.19595in" presentation:class="footer" presentation:placeholder="false">
        <draw:text-box>
          <text:p text:style-name="a206" text:class-names="" text:cond-style-name=""><text:span text:style-name="a205" text:class-names="">
 <text:s text:c="13"/></text:span></text:p>
        </draw:text-box>
        <svg:title/>
        <svg:desc/>
      </draw:frame>
      <draw:frame draw:id="id38" presentation:style-name="a210" draw:name="Slide Number Placeholder 5" svg:x="0.17324in" svg:y="0.18in" svg:width="0.69633in" svg:height="0.35307in" presentation:class="page-number" presentation:placeholder="false">
        <draw:text-box>
          <text:p text:style-name="a209" text:class-names="" text:cond-style-name=""><text:span text:style-name="a208" text:class-names=""><text:page-number style:num-format="1" text:fixed="false">‹#›</text:page-number></text:span></text:p>
        </draw:text-box>
        <svg:title/>
        <svg:desc/>
      </draw:frame>
      <presentation:notes style:page-layout-name="pageLayout2" draw:style-name="a240">
        <draw:frame draw:id="id9" presentation:style-name="a213" draw:name="Header Placeholder 1" svg:x="0in" svg:y="0in" svg:width="3.25in" svg:height="0.50174in" presentation:class="header" presentation:placeholder="false">
          <draw:text-box>
            <text:p text:style-name="a212" text:class-names="" text:cond-style-name=""><text:span text:style-name="a211" text:class-names=""/></text:p>
          </draw:text-box>
          <svg:title/>
          <svg:desc/>
        </draw:frame>
        <draw:frame draw:id="id10" presentation:style-name="a217" draw:name="Date Placeholder 2" svg:x="4.24826in" svg:y="0in" svg:width="3.25in" svg:height="0.50174in" presentation:class="date-time" presentation:placeholder="false">
          <draw:text-box>
            <text:p text:style-name="a216" text:class-names="" text:cond-style-name=""><text:span text:style-name="a214" text:class-names=""><text:date text:fixed="false" style:data-style-name="a215">6/20/2024</text:date></text:span></text:p>
          </draw:text-box>
          <svg:title/>
          <svg:desc/>
        </draw:frame>
        <draw:page-thumbnail svg:x="0.75in" svg:y="1.25in" svg:width="6in" svg:height="3.375in" presentation:class="page" draw:id="id11" presentation:style-name="a218" draw:name="Slide Image Placeholder 3">
          <svg:title/>
          <svg:desc/>
        </draw:page-thumbnail>
        <draw:frame draw:id="id12" presentation:style-name="a233" draw:name="Notes Placeholder 4" svg:x="0.75in" svg:y="4.8125in" svg:width="6in" svg:height="3.9375in" presentation:class="notes" presentation:placeholder="false">
          <draw:text-box>
            <text:p text:style-name="a220" text:class-names="" text:cond-style-name=""><text:span text:style-name="a219" text:class-names="">Click to edit Master text styles</text:span></text:p>
            <text:list text:style-name="a223">
              <text:list-item>
                <text:list text:style-name="a223">
                  <text:list-item>
                    <text:p text:style-name="a222" text:class-names="" text:cond-style-name=""><text:span text:style-name="a221" text:class-names="">Second level</text:span></text:p>
                  </text:list-item>
                </text:list>
              </text:list-item>
            </text:list>
            <text:list text:style-name="a226">
              <text:list-item>
                <text:list text:style-name="a226">
                  <text:list-item>
                    <text:list text:style-name="a226">
                      <text:list-item>
                        <text:p text:style-name="a225" text:class-names="" text:cond-style-name=""><text:span text:style-name="a224" text:class-names="">Third level</text:span></text:p>
                      </text:list-item>
                    </text:list>
                  </text:list-item>
                </text:list>
              </text:list-item>
            </text:list>
            <text:list text:style-name="a229">
              <text:list-item>
                <text:list text:style-name="a229">
                  <text:list-item>
                    <text:list text:style-name="a229">
                      <text:list-item>
                        <text:list text:style-name="a229">
                          <text:list-item>
                            <text:p text:style-name="a228" text:class-names="" text:cond-style-name=""><text:span text:style-name="a227" text:class-names="">Fourth level</text:span></text:p>
                          </text:list-item>
                        </text:list>
                      </text:list-item>
                    </text:list>
                  </text:list-item>
                </text:list>
              </text:list-item>
            </text:list>
            <text:list text:style-name="a232">
              <text:list-item>
                <text:list text:style-name="a232">
                  <text:list-item>
                    <text:list text:style-name="a232">
                      <text:list-item>
                        <text:list text:style-name="a232">
                          <text:list-item>
                            <text:list text:style-name="a232">
                              <text:list-item>
                                <text:p text:style-name="a231" text:class-names="" text:cond-style-name=""><text:span text:style-name="a230" text:class-names="">Fifth level</text:span></text:p>
                              </text:list-item>
                            </text:list>
                          </text:list-item>
                        </text:list>
                      </text:list-item>
                    </text:list>
                  </text:list-item>
                </text:list>
              </text:list-item>
            </text:list>
          </draw:text-box>
          <svg:title/>
          <svg:desc/>
        </draw:frame>
        <draw:frame draw:id="id13" presentation:style-name="a236" draw:name="Footer Placeholder 5" svg:x="0in" svg:y="9.49826in" svg:width="3.25in" svg:height="0.50174in" presentation:class="footer" presentation:placeholder="false">
          <draw:text-box>
            <text:p text:style-name="a235" text:class-names="" text:cond-style-name=""><text:span text:style-name="a234" text:class-names=""/></text:p>
          </draw:text-box>
          <svg:title/>
          <svg:desc/>
        </draw:frame>
        <draw:frame draw:id="id14" presentation:style-name="a239" draw:name="Slide Number Placeholder 6" svg:x="4.24826in" svg:y="9.49826in" svg:width="3.25in" svg:height="0.50174in" presentation:class="page-number" presentation:placeholder="false">
          <draw:text-box>
            <text:p text:style-name="a238" text:class-names="" text:cond-style-name=""><text:span text:style-name="a237" text:class-names=""><text:page-number style:num-format="1" text:fixed="false">‹#›</text:page-number></text:span></text:p>
          </draw:text-box>
          <svg:title/>
          <svg:desc/>
        </draw:frame>
      </presentation:notes>
    </style:master-page>
    <style:master-page style:name="Master1-Layout4-twoObj-Two-Content" style:page-layout-name="pageLayout1" draw:style-name="a242">
      <draw:custom-shape svg:x="1.09851in" svg:y="0in" svg:width="11.3433in" svg:height="7.5in" draw:id="id39" draw:layer="Master1-bg" draw:style-name="a243" draw:name="Rectangle 25">
        <svg:title/>
        <svg:desc/>
        <draw:enhanced-geometry xmlns:dr3d="urn:oasis:names:tc:opendocument:xmlns:dr3d:1.0" draw:type="non-primitive" svg:viewBox="0 0 21600 21600" draw:enhanced-path="M 0 0 L 21600 0 21600 21600 0 21600 Z N"/>
      </draw:custom-shape>
      <draw:custom-shape svg:x="12.4424in" svg:y="0in" svg:width="0.03in" svg:height="7.5in" draw:id="id40" draw:layer="Master1-bg" draw:style-name="a244" draw:name="Rectangle 26">
        <svg:title/>
        <svg:desc/>
        <draw:enhanced-geometry xmlns:dr3d="urn:oasis:names:tc:opendocument:xmlns:dr3d:1.0" draw:type="non-primitive" svg:viewBox="0 0 21600 21600" draw:enhanced-path="M 0 0 L 21600 0 21600 21600 0 21600 Z N"/>
      </draw:custom-shape>
      <draw:frame draw:id="id41" draw:layer="Master1-bg" presentation:style-name="a247" draw:name="Title 1" svg:x="2.85419in" svg:y="0.88125in" svg:width="8.6953in" svg:height="1.18297in" presentation:class="title" presentation:placeholder="false">
        <draw:text-box>
          <text:p text:style-name="a246" text:class-names="" text:cond-style-name=""><text:span text:style-name="a245" text:class-names="">Click to edit Master title style</text:span></text:p>
        </draw:text-box>
        <svg:title/>
        <svg:desc/>
      </draw:frame>
      <draw:frame draw:id="id42" draw:layer="Master1-bg" presentation:style-name="a263" draw:name="Content Placeholder 2" svg:x="2.84927in" svg:y="2.24422in" svg:width="4.2563in" svg:height="4.37208in" presentation:class="object" presentation:placeholder="false">
        <draw:text-box>
          <text:list text:style-name="a250">
            <text:list-item>
              <text:p text:style-name="a249" text:class-names="" text:cond-style-name=""><text:span text:style-name="a248" text:class-names="">Click to 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2">
            <text:list-item>
              <text:list text:style-name="a262">
                <text:list-item>
                  <text:list text:style-name="a262">
                    <text:list-item>
                      <text:list text:style-name="a262">
                        <text:list-item>
                          <text:list text:style-name="a262">
                            <text:list-item>
                              <text:p text:style-name="a261" text:class-names="" text:cond-style-name=""><text:span text:style-name="a260" text:class-names="">Fifth level</text:span></text:p>
                            </text:list-item>
                          </text:list>
                        </text:list-item>
                      </text:list>
                    </text:list-item>
                  </text:list>
                </text:list-item>
              </text:list>
            </text:list-item>
          </text:list>
        </draw:text-box>
        <svg:title/>
        <svg:desc/>
      </draw:frame>
      <draw:frame draw:id="id43" presentation:style-name="a279" draw:name="Content Placeholder 3" svg:x="7.29072in" svg:y="2.24422in" svg:width="4.25877in" svg:height="4.37208in" presentation:class="object" presentation:placeholder="false">
        <draw:text-box>
          <text:list text:style-name="a266">
            <text:list-item>
              <text:p text:style-name="a265" text:class-names="" text:cond-style-name=""><text:span text:style-name="a264" text:class-names="">Click to edit Master text styles</text:span></text:p>
            </text:list-item>
          </text:list>
          <text:list text:style-name="a269">
            <text:list-item>
              <text:list text:style-name="a269">
                <text:list-item>
                  <text:p text:style-name="a268" text:class-names="" text:cond-style-name=""><text:span text:style-name="a267" text:class-names="">Second level</text:span></text:p>
                </text:list-item>
              </text:list>
            </text:list-item>
          </text:list>
          <text:list text:style-name="a272">
            <text:list-item>
              <text:list text:style-name="a272">
                <text:list-item>
                  <text:list text:style-name="a272">
                    <text:list-item>
                      <text:p text:style-name="a271" text:class-names="" text:cond-style-name=""><text:span text:style-name="a270" text:class-names="">Third level</text:span></text:p>
                    </text:list-item>
                  </text:list>
                </text:list-item>
              </text:list>
            </text:list-item>
          </text:list>
          <text:list text:style-name="a275">
            <text:list-item>
              <text:list text:style-name="a275">
                <text:list-item>
                  <text:list text:style-name="a275">
                    <text:list-item>
                      <text:list text:style-name="a275">
                        <text:list-item>
                          <text:p text:style-name="a274" text:class-names="" text:cond-style-name=""><text:span text:style-name="a273" text:class-names="">Fourth level</text:span></text:p>
                        </text:list-item>
                      </text:list>
                    </text:list-item>
                  </text:list>
                </text:list-item>
              </text:list>
            </text:list-item>
          </text:list>
          <text:list text:style-name="a278">
            <text:list-item>
              <text:list text:style-name="a278">
                <text:list-item>
                  <text:list text:style-name="a278">
                    <text:list-item>
                      <text:list text:style-name="a278">
                        <text:list-item>
                          <text:list text:style-name="a278">
                            <text:list-item>
                              <text:p text:style-name="a277" text:class-names="" text:cond-style-name=""><text:span text:style-name="a276" text:class-names="">Fifth level</text:span></text:p>
                            </text:list-item>
                          </text:list>
                        </text:list-item>
                      </text:list>
                    </text:list-item>
                  </text:list>
                </text:list-item>
              </text:list>
            </text:list-item>
          </text:list>
        </draw:text-box>
        <svg:title/>
        <svg:desc/>
      </draw:frame>
      <draw:frame draw:id="id44" presentation:style-name="a283" draw:transform="translate(-1.456in -0.1in) rotate(-1.5708) translate(0.5701in 5.864in)" draw:name="Date Placeholder 4" svg:width="2.912in" svg:height="0.2in" presentation:class="date-time" presentation:placeholder="false">
        <draw:text-box>
          <text:p text:style-name="a282" text:class-names="" text:cond-style-name=""><text:span text:style-name="a280" text:class-names=""><text:date text:fixed="false" style:data-style-name="a281">6/20/2024</text:date></text:span></text:p>
        </draw:text-box>
        <svg:title/>
        <svg:desc/>
      </draw:frame>
      <draw:frame draw:id="id45" presentation:style-name="a286" draw:transform="translate(-3.21815in -0.09797in) rotate(-1.5708) translate(0.77159in 4.10185in)" draw:name="Footer Placeholder 5" svg:width="6.4363in" svg:height="0.19595in" presentation:class="footer" presentation:placeholder="false">
        <draw:text-box>
          <text:p text:style-name="a285" text:class-names="" text:cond-style-name=""><text:span text:style-name="a284" text:class-names="">
 <text:s text:c="13"/></text:span></text:p>
        </draw:text-box>
        <svg:title/>
        <svg:desc/>
      </draw:frame>
      <draw:frame draw:id="id46" presentation:style-name="a289" draw:name="Slide Number Placeholder 6" svg:x="0.17324in" svg:y="0.18in" svg:width="0.69633in" svg:height="0.35307in" presentation:class="page-number" presentation:placeholder="false">
        <draw:text-box>
          <text:p text:style-name="a288" text:class-names="" text:cond-style-name=""><text:span text:style-name="a287" text:class-names=""><text:page-number style:num-format="1" text:fixed="false">‹#›</text:page-number></text:span></text:p>
        </draw:text-box>
        <svg:title/>
        <svg:desc/>
      </draw:frame>
      <draw:frame draw:id="id47" draw:style-name="a293" draw:name="TextBox 9" svg:x="2.40176in" svg:y="0.70125in" svg:width="0.45455in" svg:height="0.40391in">
        <draw:text-box>
          <text:p text:style-name="a292" text:class-names="" text:cond-style-name=""><text:span text:style-name="a290" text:class-names="">z</text:span><text:span text:style-name="a291" text:class-names=""/></text:p>
        </draw:text-box>
        <svg:title/>
        <svg:desc/>
      </draw:frame>
      <presentation:notes style:page-layout-name="pageLayout2" draw:style-name="a323">
        <draw:frame draw:id="id9" presentation:style-name="a296" draw:name="Header Placeholder 1" svg:x="0in" svg:y="0in" svg:width="3.25in" svg:height="0.50174in" presentation:class="header" presentation:placeholder="false">
          <draw:text-box>
            <text:p text:style-name="a295" text:class-names="" text:cond-style-name=""><text:span text:style-name="a294" text:class-names=""/></text:p>
          </draw:text-box>
          <svg:title/>
          <svg:desc/>
        </draw:frame>
        <draw:frame draw:id="id10" presentation:style-name="a300" draw:name="Date Placeholder 2" svg:x="4.24826in" svg:y="0in" svg:width="3.25in" svg:height="0.50174in" presentation:class="date-time" presentation:placeholder="false">
          <draw:text-box>
            <text:p text:style-name="a299" text:class-names="" text:cond-style-name=""><text:span text:style-name="a297" text:class-names=""><text:date text:fixed="false" style:data-style-name="a298">6/20/2024</text:date></text:span></text:p>
          </draw:text-box>
          <svg:title/>
          <svg:desc/>
        </draw:frame>
        <draw:page-thumbnail svg:x="0.75in" svg:y="1.25in" svg:width="6in" svg:height="3.375in" presentation:class="page" draw:id="id11" presentation:style-name="a301" draw:name="Slide Image Placeholder 3">
          <svg:title/>
          <svg:desc/>
        </draw:page-thumbnail>
        <draw:frame draw:id="id12" presentation:style-name="a316" draw:name="Notes Placeholder 4" svg:x="0.75in" svg:y="4.8125in" svg:width="6in" svg:height="3.9375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5">
              <text:list-item>
                <text:list text:style-name="a315">
                  <text:list-item>
                    <text:list text:style-name="a315">
                      <text:list-item>
                        <text:list text:style-name="a315">
                          <text:list-item>
                            <text:list text:style-name="a315">
                              <text:list-item>
                                <text:p text:style-name="a314" text:class-names="" text:cond-style-name=""><text:span text:style-name="a313" text:class-names="">Fifth level</text:span></text:p>
                              </text:list-item>
                            </text:list>
                          </text:list-item>
                        </text:list>
                      </text:list-item>
                    </text:list>
                  </text:list-item>
                </text:list>
              </text:list-item>
            </text:list>
          </draw:text-box>
          <svg:title/>
          <svg:desc/>
        </draw:frame>
        <draw:frame draw:id="id13" presentation:style-name="a319" draw:name="Footer Placeholder 5" svg:x="0in" svg:y="9.49826in" svg:width="3.25in" svg:height="0.50174in" presentation:class="footer" presentation:placeholder="false">
          <draw:text-box>
            <text:p text:style-name="a318" text:class-names="" text:cond-style-name=""><text:span text:style-name="a317" text:class-names=""/></text:p>
          </draw:text-box>
          <svg:title/>
          <svg:desc/>
        </draw:frame>
        <draw:frame draw:id="id14" presentation:style-name="a322" draw:name="Slide Number Placeholder 6" svg:x="4.24826in" svg:y="9.49826in" svg:width="3.25in" svg:height="0.50174in" presentation:class="page-number" presentation:placeholder="false">
          <draw:text-box>
            <text:p text:style-name="a321" text:class-names="" text:cond-style-name=""><text:span text:style-name="a320" text:class-names=""><text:page-number style:num-format="1" text:fixed="false">‹#›</text:page-number></text:span></text:p>
          </draw:text-box>
          <svg:title/>
          <svg:desc/>
        </draw:frame>
      </presentation:notes>
    </style:master-page>
    <style:master-page style:name="Master1-Layout5-twoTxTwoObj-Comparison" style:page-layout-name="pageLayout1" draw:style-name="a325">
      <draw:custom-shape svg:x="1.09851in" svg:y="0in" svg:width="11.3433in" svg:height="7.5in" draw:id="id48" draw:layer="Master1-bg" draw:style-name="a326" draw:name="Rectangle 19">
        <svg:title/>
        <svg:desc/>
        <draw:enhanced-geometry xmlns:dr3d="urn:oasis:names:tc:opendocument:xmlns:dr3d:1.0" draw:type="non-primitive" svg:viewBox="0 0 21600 21600" draw:enhanced-path="M 0 0 L 21600 0 21600 21600 0 21600 Z N"/>
      </draw:custom-shape>
      <draw:custom-shape svg:x="12.4424in" svg:y="0in" svg:width="0.03in" svg:height="7.5in" draw:id="id49" draw:layer="Master1-bg" draw:style-name="a327" draw:name="Rectangle 20">
        <svg:title/>
        <svg:desc/>
        <draw:enhanced-geometry xmlns:dr3d="urn:oasis:names:tc:opendocument:xmlns:dr3d:1.0" draw:type="non-primitive" svg:viewBox="0 0 21600 21600" draw:enhanced-path="M 0 0 L 21600 0 21600 21600 0 21600 Z N"/>
      </draw:custom-shape>
      <draw:frame draw:id="id50" draw:layer="Master1-bg" draw:style-name="a331" draw:name="TextBox 11" svg:x="2.399in" svg:y="0.696in" svg:width="0.45455in" svg:height="0.40391in">
        <draw:text-box>
          <text:p text:style-name="a330" text:class-names="" text:cond-style-name=""><text:span text:style-name="a328" text:class-names="">z</text:span><text:span text:style-name="a329" text:class-names=""/></text:p>
        </draw:text-box>
        <svg:title/>
        <svg:desc/>
      </draw:frame>
      <draw:frame draw:id="id51" draw:layer="Master1-bg" presentation:style-name="a334" draw:name="Title 1" svg:x="2.85419in" svg:y="0.88125in" svg:width="8.7014in" svg:height="1.1793in" presentation:class="title" presentation:placeholder="false">
        <draw:text-box>
          <text:p text:style-name="a333" text:class-names="" text:cond-style-name=""><text:span text:style-name="a332" text:class-names="">Click to edit Master title style</text:span></text:p>
        </draw:text-box>
        <svg:title/>
        <svg:desc/>
      </draw:frame>
      <draw:frame draw:id="id52" presentation:style-name="a338" draw:name="Text Placeholder 2" svg:x="2.85355in" svg:y="2.24422in" svg:width="4.26123in" svg:height="0.78064in" presentation:class="outline" presentation:placeholder="false">
        <draw:text-box>
          <text:list text:style-name="a337">
            <text:list-item>
              <text:p text:style-name="a336" text:class-names="" text:cond-style-name=""><text:span text:style-name="a335" text:class-names="">Click to edit Master text styles</text:span></text:p>
            </text:list-item>
          </text:list>
        </draw:text-box>
        <svg:title/>
        <svg:desc/>
      </draw:frame>
      <draw:frame draw:id="id53" presentation:style-name="a354" draw:name="Content Placeholder 3" svg:x="2.85355in" svg:y="3.11825in" svg:width="4.25812in" svg:height="3.35896in" presentation:class="object" presentation:placeholder="false">
        <draw:text-box>
          <text:list text:style-name="a341">
            <text:list-item>
              <text:p text:style-name="a340" text:class-names="" text:cond-style-name=""><text:span text:style-name="a339" text:class-names="">Click to edit Master text styles</text:span></text:p>
            </text:list-item>
          </text:list>
          <text:list text:style-name="a344">
            <text:list-item>
              <text:list text:style-name="a344">
                <text:list-item>
                  <text:p text:style-name="a343" text:class-names="" text:cond-style-name=""><text:span text:style-name="a342" text:class-names="">Second level</text:span></text:p>
                </text:list-item>
              </text:list>
            </text:list-item>
          </text:list>
          <text:list text:style-name="a347">
            <text:list-item>
              <text:list text:style-name="a347">
                <text:list-item>
                  <text:list text:style-name="a347">
                    <text:list-item>
                      <text:p text:style-name="a346" text:class-names="" text:cond-style-name=""><text:span text:style-name="a345" text:class-names="">Third level</text:span></text:p>
                    </text:list-item>
                  </text:list>
                </text:list-item>
              </text:list>
            </text:list-item>
          </text:list>
          <text:list text:style-name="a350">
            <text:list-item>
              <text:list text:style-name="a350">
                <text:list-item>
                  <text:list text:style-name="a350">
                    <text:list-item>
                      <text:list text:style-name="a350">
                        <text:list-item>
                          <text:p text:style-name="a349" text:class-names="" text:cond-style-name=""><text:span text:style-name="a348" text:class-names="">Fourth level</text:span></text:p>
                        </text:list-item>
                      </text:list>
                    </text:list-item>
                  </text:list>
                </text:list-item>
              </text:list>
            </text:list-item>
          </text:list>
          <text:list text:style-name="a353">
            <text:list-item>
              <text:list text:style-name="a353">
                <text:list-item>
                  <text:list text:style-name="a353">
                    <text:list-item>
                      <text:list text:style-name="a353">
                        <text:list-item>
                          <text:list text:style-name="a353">
                            <text:list-item>
                              <text:p text:style-name="a352" text:class-names="" text:cond-style-name=""><text:span text:style-name="a351" text:class-names="">Fifth level</text:span></text:p>
                            </text:list-item>
                          </text:list>
                        </text:list-item>
                      </text:list>
                    </text:list-item>
                  </text:list>
                </text:list-item>
              </text:list>
            </text:list-item>
          </text:list>
        </draw:text-box>
        <svg:title/>
        <svg:desc/>
      </draw:frame>
      <draw:frame draw:id="id54" presentation:style-name="a358" draw:name="Text Placeholder 4" svg:x="7.29072in" svg:y="2.24422in" svg:width="4.26487in" svg:height="0.78064in" presentation:class="outline" presentation:placeholder="false">
        <draw:text-box>
          <text:list text:style-name="a357">
            <text:list-item>
              <text:p text:style-name="a356" text:class-names="" text:cond-style-name=""><text:span text:style-name="a355" text:class-names="">Click to edit Master text styles</text:span></text:p>
            </text:list-item>
          </text:list>
        </draw:text-box>
        <svg:title/>
        <svg:desc/>
      </draw:frame>
      <draw:frame draw:id="id55" presentation:style-name="a374" draw:name="Content Placeholder 5" svg:x="7.29072in" svg:y="3.11825in" svg:width="4.26487in" svg:height="3.35896in" presentation:class="object" presentation:placeholder="false">
        <draw:text-box>
          <text:list text:style-name="a361">
            <text:list-item>
              <text:p text:style-name="a360" text:class-names="" text:cond-style-name=""><text:span text:style-name="a359" text:class-names="">Click to edit Master text styles</text:span></text:p>
            </text:list-item>
          </text:list>
          <text:list text:style-name="a364">
            <text:list-item>
              <text:list text:style-name="a364">
                <text:list-item>
                  <text:p text:style-name="a363" text:class-names="" text:cond-style-name=""><text:span text:style-name="a362" text:class-names="">Second level</text:span></text:p>
                </text:list-item>
              </text:list>
            </text:list-item>
          </text:list>
          <text:list text:style-name="a367">
            <text:list-item>
              <text:list text:style-name="a367">
                <text:list-item>
                  <text:list text:style-name="a367">
                    <text:list-item>
                      <text:p text:style-name="a366" text:class-names="" text:cond-style-name=""><text:span text:style-name="a365" text:class-names="">Third level</text:span></text:p>
                    </text:list-item>
                  </text:list>
                </text:list-item>
              </text:list>
            </text:list-item>
          </text:list>
          <text:list text:style-name="a370">
            <text:list-item>
              <text:list text:style-name="a370">
                <text:list-item>
                  <text:list text:style-name="a370">
                    <text:list-item>
                      <text:list text:style-name="a370">
                        <text:list-item>
                          <text:p text:style-name="a369" text:class-names="" text:cond-style-name=""><text:span text:style-name="a368" text:class-names="">Fourth level</text:span></text:p>
                        </text:list-item>
                      </text:list>
                    </text:list-item>
                  </text:list>
                </text:list-item>
              </text:list>
            </text:list-item>
          </text:list>
          <text:list text:style-name="a373">
            <text:list-item>
              <text:list text:style-name="a373">
                <text:list-item>
                  <text:list text:style-name="a373">
                    <text:list-item>
                      <text:list text:style-name="a373">
                        <text:list-item>
                          <text:list text:style-name="a373">
                            <text:list-item>
                              <text:p text:style-name="a372" text:class-names="" text:cond-style-name=""><text:span text:style-name="a371" text:class-names="">Fifth level</text:span></text:p>
                            </text:list-item>
                          </text:list>
                        </text:list-item>
                      </text:list>
                    </text:list-item>
                  </text:list>
                </text:list-item>
              </text:list>
            </text:list-item>
          </text:list>
        </draw:text-box>
        <svg:title/>
        <svg:desc/>
      </draw:frame>
      <draw:frame draw:id="id56" presentation:style-name="a378" draw:transform="translate(-1.456in -0.1in) rotate(-1.5708) translate(0.5701in 5.864in)" draw:name="Date Placeholder 6" svg:width="2.912in" svg:height="0.2in" presentation:class="date-time" presentation:placeholder="false">
        <draw:text-box>
          <text:p text:style-name="a377" text:class-names="" text:cond-style-name=""><text:span text:style-name="a375" text:class-names=""><text:date text:fixed="false" style:data-style-name="a376">6/20/2024</text:date></text:span></text:p>
        </draw:text-box>
        <svg:title/>
        <svg:desc/>
      </draw:frame>
      <draw:frame draw:id="id57" presentation:style-name="a381" draw:transform="translate(-3.21815in -0.09797in) rotate(-1.5708) translate(0.77159in 4.10185in)" draw:name="Footer Placeholder 7" svg:width="6.4363in" svg:height="0.19595in" presentation:class="footer" presentation:placeholder="false">
        <draw:text-box>
          <text:p text:style-name="a380" text:class-names="" text:cond-style-name=""><text:span text:style-name="a379" text:class-names="">
 <text:s text:c="13"/></text:span></text:p>
        </draw:text-box>
        <svg:title/>
        <svg:desc/>
      </draw:frame>
      <draw:frame draw:id="id58" presentation:style-name="a384" draw:name="Slide Number Placeholder 8" svg:x="0.17324in" svg:y="0.18in" svg:width="0.69633in" svg:height="0.35307in" presentation:class="page-number" presentation:placeholder="false">
        <draw:text-box>
          <text:p text:style-name="a383" text:class-names="" text:cond-style-name=""><text:span text:style-name="a382" text:class-names=""><text:page-number style:num-format="1" text:fixed="false">‹#›</text:page-number></text:span></text:p>
        </draw:text-box>
        <svg:title/>
        <svg:desc/>
      </draw:frame>
      <presentation:notes style:page-layout-name="pageLayout2" draw:style-name="a414">
        <draw:frame draw:id="id9" presentation:style-name="a387" draw:name="Header Placeholder 1" svg:x="0in" svg:y="0in" svg:width="3.25in" svg:height="0.50174in" presentation:class="header" presentation:placeholder="false">
          <draw:text-box>
            <text:p text:style-name="a386" text:class-names="" text:cond-style-name=""><text:span text:style-name="a385" text:class-names=""/></text:p>
          </draw:text-box>
          <svg:title/>
          <svg:desc/>
        </draw:frame>
        <draw:frame draw:id="id10" presentation:style-name="a391" draw:name="Date Placeholder 2" svg:x="4.24826in" svg:y="0in" svg:width="3.25in" svg:height="0.50174in" presentation:class="date-time" presentation:placeholder="false">
          <draw:text-box>
            <text:p text:style-name="a390" text:class-names="" text:cond-style-name=""><text:span text:style-name="a388" text:class-names=""><text:date text:fixed="false" style:data-style-name="a389">6/20/2024</text:date></text:span></text:p>
          </draw:text-box>
          <svg:title/>
          <svg:desc/>
        </draw:frame>
        <draw:page-thumbnail svg:x="0.75in" svg:y="1.25in" svg:width="6in" svg:height="3.375in" presentation:class="page" draw:id="id11" presentation:style-name="a392" draw:name="Slide Image Placeholder 3">
          <svg:title/>
          <svg:desc/>
        </draw:page-thumbnail>
        <draw:frame draw:id="id12" presentation:style-name="a407" draw:name="Notes Placeholder 4" svg:x="0.75in" svg:y="4.8125in" svg:width="6in" svg:height="3.9375in" presentation:class="notes" presentation:placeholder="false">
          <draw:text-box>
            <text:p text:style-name="a394" text:class-names="" text:cond-style-name=""><text:span text:style-name="a393" text:class-names="">Click to edit Master text styles</text:span></text:p>
            <text:list text:style-name="a397">
              <text:list-item>
                <text:list text:style-name="a397">
                  <text:list-item>
                    <text:p text:style-name="a396" text:class-names="" text:cond-style-name=""><text:span text:style-name="a395" text:class-names="">Second level</text:span></text:p>
                  </text:list-item>
                </text:list>
              </text:list-item>
            </text:list>
            <text:list text:style-name="a400">
              <text:list-item>
                <text:list text:style-name="a400">
                  <text:list-item>
                    <text:list text:style-name="a400">
                      <text:list-item>
                        <text:p text:style-name="a399" text:class-names="" text:cond-style-name=""><text:span text:style-name="a398" text:class-names="">Third level</text:span></text:p>
                      </text:list-item>
                    </text:list>
                  </text:list-item>
                </text:list>
              </text:list-item>
            </text:list>
            <text:list text:style-name="a403">
              <text:list-item>
                <text:list text:style-name="a403">
                  <text:list-item>
                    <text:list text:style-name="a403">
                      <text:list-item>
                        <text:list text:style-name="a403">
                          <text:list-item>
                            <text:p text:style-name="a402" text:class-names="" text:cond-style-name=""><text:span text:style-name="a401" text:class-names="">Fourth level</text:span></text:p>
                          </text:list-item>
                        </text:list>
                      </text:list-item>
                    </text:list>
                  </text:list-item>
                </text:list>
              </text:list-item>
            </text:list>
            <text:list text:style-name="a406">
              <text:list-item>
                <text:list text:style-name="a406">
                  <text:list-item>
                    <text:list text:style-name="a406">
                      <text:list-item>
                        <text:list text:style-name="a406">
                          <text:list-item>
                            <text:list text:style-name="a406">
                              <text:list-item>
                                <text:p text:style-name="a405" text:class-names="" text:cond-style-name=""><text:span text:style-name="a404" text:class-names="">Fifth level</text:span></text:p>
                              </text:list-item>
                            </text:list>
                          </text:list-item>
                        </text:list>
                      </text:list-item>
                    </text:list>
                  </text:list-item>
                </text:list>
              </text:list-item>
            </text:list>
          </draw:text-box>
          <svg:title/>
          <svg:desc/>
        </draw:frame>
        <draw:frame draw:id="id13" presentation:style-name="a410" draw:name="Footer Placeholder 5" svg:x="0in" svg:y="9.49826in" svg:width="3.25in" svg:height="0.50174in" presentation:class="footer" presentation:placeholder="false">
          <draw:text-box>
            <text:p text:style-name="a409" text:class-names="" text:cond-style-name=""><text:span text:style-name="a408" text:class-names=""/></text:p>
          </draw:text-box>
          <svg:title/>
          <svg:desc/>
        </draw:frame>
        <draw:frame draw:id="id14" presentation:style-name="a413" draw:name="Slide Number Placeholder 6" svg:x="4.24826in" svg:y="9.49826in" svg:width="3.25in" svg:height="0.50174in" presentation:class="page-number" presentation:placeholder="false">
          <draw:text-box>
            <text:p text:style-name="a412" text:class-names="" text:cond-style-name=""><text:span text:style-name="a411" text:class-names=""><text:page-number style:num-format="1" text:fixed="false">‹#›</text:page-number></text:span></text:p>
          </draw:text-box>
          <svg:title/>
          <svg:desc/>
        </draw:frame>
      </presentation:notes>
    </style:master-page>
    <style:master-page style:name="Master1-Layout6-titleOnly-Title-Only" style:page-layout-name="pageLayout1" draw:style-name="a416">
      <draw:custom-shape svg:x="1.09851in" svg:y="0in" svg:width="11.3433in" svg:height="7.5in" draw:id="id59" draw:layer="Master1-bg" draw:style-name="a417" draw:name="Rectangle 12">
        <svg:title/>
        <svg:desc/>
        <draw:enhanced-geometry xmlns:dr3d="urn:oasis:names:tc:opendocument:xmlns:dr3d:1.0" draw:type="non-primitive" svg:viewBox="0 0 21600 21600" draw:enhanced-path="M 0 0 L 21600 0 21600 21600 0 21600 Z N"/>
      </draw:custom-shape>
      <draw:custom-shape svg:x="12.4424in" svg:y="0in" svg:width="0.03in" svg:height="7.5in" draw:id="id60" draw:layer="Master1-bg" draw:style-name="a418" draw:name="Rectangle 13">
        <svg:title/>
        <svg:desc/>
        <draw:enhanced-geometry xmlns:dr3d="urn:oasis:names:tc:opendocument:xmlns:dr3d:1.0" draw:type="non-primitive" svg:viewBox="0 0 21600 21600" draw:enhanced-path="M 0 0 L 21600 0 21600 21600 0 21600 Z N"/>
      </draw:custom-shape>
      <draw:frame draw:id="id61" draw:layer="Master1-bg" presentation:style-name="a421" draw:name="Title 1" svg:x="2.85631in" svg:y="0.8837in" svg:width="8.70334in" svg:height="1.17807in" presentation:class="title" presentation:placeholder="false">
        <draw:text-box>
          <text:p text:style-name="a420" text:class-names="" text:cond-style-name=""><text:span text:style-name="a419" text:class-names="">Click to edit Master title style</text:span></text:p>
        </draw:text-box>
        <svg:title/>
        <svg:desc/>
      </draw:frame>
      <draw:frame draw:id="id62" draw:layer="Master1-bg" presentation:style-name="a425" draw:transform="translate(-1.456in -0.1in) rotate(-1.5708) translate(0.5701in 5.864in)" draw:name="Date Placeholder 2" svg:width="2.912in" svg:height="0.2in" presentation:class="date-time" presentation:placeholder="false">
        <draw:text-box>
          <text:p text:style-name="a424" text:class-names="" text:cond-style-name=""><text:span text:style-name="a422" text:class-names=""><text:date text:fixed="false" style:data-style-name="a423">6/20/2024</text:date></text:span></text:p>
        </draw:text-box>
        <svg:title/>
        <svg:desc/>
      </draw:frame>
      <draw:frame draw:id="id63" presentation:style-name="a428" draw:transform="translate(-3.21815in -0.09797in) rotate(-1.5708) translate(0.77159in 4.10185in)" draw:name="Footer Placeholder 3" svg:width="6.4363in" svg:height="0.19595in" presentation:class="footer" presentation:placeholder="false">
        <draw:text-box>
          <text:p text:style-name="a427" text:class-names="" text:cond-style-name=""><text:span text:style-name="a426" text:class-names="">
 <text:s text:c="13"/></text:span></text:p>
        </draw:text-box>
        <svg:title/>
        <svg:desc/>
      </draw:frame>
      <draw:frame draw:id="id64" presentation:style-name="a431" draw:name="Slide Number Placeholder 4" svg:x="0.17324in" svg:y="0.18in" svg:width="0.69633in" svg:height="0.35307in" presentation:class="page-number" presentation:placeholder="false">
        <draw:text-box>
          <text:p text:style-name="a430" text:class-names="" text:cond-style-name=""><text:span text:style-name="a429" text:class-names=""><text:page-number style:num-format="1" text:fixed="false">‹#›</text:page-number></text:span></text:p>
        </draw:text-box>
        <svg:title/>
        <svg:desc/>
      </draw:frame>
      <draw:frame draw:id="id65" draw:style-name="a435" draw:name="TextBox 7" svg:x="2.40176in" svg:y="0.70125in" svg:width="0.45455in" svg:height="0.40391in">
        <draw:text-box>
          <text:p text:style-name="a434" text:class-names="" text:cond-style-name=""><text:span text:style-name="a432" text:class-names="">z</text:span><text:span text:style-name="a433" text:class-names=""/></text:p>
        </draw:text-box>
        <svg:title/>
        <svg:desc/>
      </draw:frame>
      <presentation:notes style:page-layout-name="pageLayout2" draw:style-name="a465">
        <draw:frame draw:id="id9" presentation:style-name="a438" draw:name="Header Placeholder 1" svg:x="0in" svg:y="0in" svg:width="3.25in" svg:height="0.50174in" presentation:class="header" presentation:placeholder="false">
          <draw:text-box>
            <text:p text:style-name="a437" text:class-names="" text:cond-style-name=""><text:span text:style-name="a436" text:class-names=""/></text:p>
          </draw:text-box>
          <svg:title/>
          <svg:desc/>
        </draw:frame>
        <draw:frame draw:id="id10" presentation:style-name="a442" draw:name="Date Placeholder 2" svg:x="4.24826in" svg:y="0in" svg:width="3.25in" svg:height="0.50174in" presentation:class="date-time" presentation:placeholder="false">
          <draw:text-box>
            <text:p text:style-name="a441" text:class-names="" text:cond-style-name=""><text:span text:style-name="a439" text:class-names=""><text:date text:fixed="false" style:data-style-name="a440">6/20/2024</text:date></text:span></text:p>
          </draw:text-box>
          <svg:title/>
          <svg:desc/>
        </draw:frame>
        <draw:page-thumbnail svg:x="0.75in" svg:y="1.25in" svg:width="6in" svg:height="3.375in" presentation:class="page" draw:id="id11" presentation:style-name="a443" draw:name="Slide Image Placeholder 3">
          <svg:title/>
          <svg:desc/>
        </draw:page-thumbnail>
        <draw:frame draw:id="id12" presentation:style-name="a458" draw:name="Notes Placeholder 4" svg:x="0.75in" svg:y="4.8125in" svg:width="6in" svg:height="3.9375in" presentation:class="notes" presentation:placeholder="false">
          <draw:text-box>
            <text:p text:style-name="a445" text:class-names="" text:cond-style-name=""><text:span text:style-name="a444" text:class-names="">Click to edit Master text styles</text:span></text:p>
            <text:list text:style-name="a448">
              <text:list-item>
                <text:list text:style-name="a448">
                  <text:list-item>
                    <text:p text:style-name="a447" text:class-names="" text:cond-style-name=""><text:span text:style-name="a446" text:class-names="">Second level</text:span></text:p>
                  </text:list-item>
                </text:list>
              </text:list-item>
            </text:list>
            <text:list text:style-name="a451">
              <text:list-item>
                <text:list text:style-name="a451">
                  <text:list-item>
                    <text:list text:style-name="a451">
                      <text:list-item>
                        <text:p text:style-name="a450" text:class-names="" text:cond-style-name=""><text:span text:style-name="a449" text:class-names="">Third level</text:span></text:p>
                      </text:list-item>
                    </text:list>
                  </text:list-item>
                </text:list>
              </text:list-item>
            </text:list>
            <text:list text:style-name="a454">
              <text:list-item>
                <text:list text:style-name="a454">
                  <text:list-item>
                    <text:list text:style-name="a454">
                      <text:list-item>
                        <text:list text:style-name="a454">
                          <text:list-item>
                            <text:p text:style-name="a453" text:class-names="" text:cond-style-name=""><text:span text:style-name="a452" text:class-names="">Fourth level</text:span></text:p>
                          </text:list-item>
                        </text:list>
                      </text:list-item>
                    </text:list>
                  </text:list-item>
                </text:list>
              </text:list-item>
            </text:list>
            <text:list text:style-name="a457">
              <text:list-item>
                <text:list text:style-name="a457">
                  <text:list-item>
                    <text:list text:style-name="a457">
                      <text:list-item>
                        <text:list text:style-name="a457">
                          <text:list-item>
                            <text:list text:style-name="a457">
                              <text:list-item>
                                <text:p text:style-name="a456" text:class-names="" text:cond-style-name=""><text:span text:style-name="a455" text:class-names="">Fifth level</text:span></text:p>
                              </text:list-item>
                            </text:list>
                          </text:list-item>
                        </text:list>
                      </text:list-item>
                    </text:list>
                  </text:list-item>
                </text:list>
              </text:list-item>
            </text:list>
          </draw:text-box>
          <svg:title/>
          <svg:desc/>
        </draw:frame>
        <draw:frame draw:id="id13" presentation:style-name="a461" draw:name="Footer Placeholder 5" svg:x="0in" svg:y="9.49826in" svg:width="3.25in" svg:height="0.50174in" presentation:class="footer" presentation:placeholder="false">
          <draw:text-box>
            <text:p text:style-name="a460" text:class-names="" text:cond-style-name=""><text:span text:style-name="a459" text:class-names=""/></text:p>
          </draw:text-box>
          <svg:title/>
          <svg:desc/>
        </draw:frame>
        <draw:frame draw:id="id14" presentation:style-name="a464" draw:name="Slide Number Placeholder 6" svg:x="4.24826in" svg:y="9.49826in" svg:width="3.25in" svg:height="0.50174in" presentation:class="page-number" presentation:placeholder="false">
          <draw:text-box>
            <text:p text:style-name="a463" text:class-names="" text:cond-style-name=""><text:span text:style-name="a462" text:class-names=""><text:page-number style:num-format="1" text:fixed="false">‹#›</text:page-number></text:span></text:p>
          </draw:text-box>
          <svg:title/>
          <svg:desc/>
        </draw:frame>
      </presentation:notes>
    </style:master-page>
    <style:master-page style:name="Master1-Layout7-blank-Blank" style:page-layout-name="pageLayout1" draw:style-name="a467">
      <draw:custom-shape svg:x="1.09851in" svg:y="0in" svg:width="11.3433in" svg:height="7.5in" draw:id="id66" draw:layer="Master1-bg" draw:style-name="a468" draw:name="Rectangle 11">
        <svg:title/>
        <svg:desc/>
        <draw:enhanced-geometry xmlns:dr3d="urn:oasis:names:tc:opendocument:xmlns:dr3d:1.0" draw:type="non-primitive" svg:viewBox="0 0 21600 21600" draw:enhanced-path="M 0 0 L 21600 0 21600 21600 0 21600 Z N"/>
      </draw:custom-shape>
      <draw:custom-shape svg:x="12.4424in" svg:y="0in" svg:width="0.03in" svg:height="7.5in" draw:id="id67" draw:layer="Master1-bg" draw:style-name="a469" draw:name="Rectangle 12">
        <svg:title/>
        <svg:desc/>
        <draw:enhanced-geometry xmlns:dr3d="urn:oasis:names:tc:opendocument:xmlns:dr3d:1.0" draw:type="non-primitive" svg:viewBox="0 0 21600 21600" draw:enhanced-path="M 0 0 L 21600 0 21600 21600 0 21600 Z N"/>
      </draw:custom-shape>
      <draw:frame draw:id="id68" draw:layer="Master1-bg" presentation:style-name="a473" draw:transform="translate(-1.456in -0.1in) rotate(-1.5708) translate(0.5701in 5.864in)" draw:name="Date Placeholder 1" svg:width="2.912in" svg:height="0.2in" presentation:class="date-time" presentation:placeholder="false">
        <draw:text-box>
          <text:p text:style-name="a472" text:class-names="" text:cond-style-name=""><text:span text:style-name="a470" text:class-names=""><text:date text:fixed="false" style:data-style-name="a471">6/20/2024</text:date></text:span></text:p>
        </draw:text-box>
        <svg:title/>
        <svg:desc/>
      </draw:frame>
      <draw:frame draw:id="id69" draw:layer="Master1-bg" presentation:style-name="a476" draw:transform="translate(-3.21815in -0.09797in) rotate(-1.5708) translate(0.77159in 4.10185in)" draw:name="Footer Placeholder 2" svg:width="6.4363in" svg:height="0.19595in" presentation:class="footer" presentation:placeholder="false">
        <draw:text-box>
          <text:p text:style-name="a475" text:class-names="" text:cond-style-name=""><text:span text:style-name="a474" text:class-names="">
 <text:s text:c="13"/></text:span></text:p>
        </draw:text-box>
        <svg:title/>
        <svg:desc/>
      </draw:frame>
      <draw:frame draw:id="id70" presentation:style-name="a479" draw:name="Slide Number Placeholder 3" svg:x="0.17324in" svg:y="0.18in" svg:width="0.69633in" svg:height="0.35307in" presentation:class="page-number" presentation:placeholder="false">
        <draw:text-box>
          <text:p text:style-name="a478" text:class-names="" text:cond-style-name=""><text:span text:style-name="a477" text:class-names=""><text:page-number style:num-format="1" text:fixed="false">‹#›</text:page-number></text:span></text:p>
        </draw:text-box>
        <svg:title/>
        <svg:desc/>
      </draw:frame>
      <presentation:notes style:page-layout-name="pageLayout2" draw:style-name="a509">
        <draw:frame draw:id="id9" presentation:style-name="a482" draw:name="Header Placeholder 1" svg:x="0in" svg:y="0in" svg:width="3.25in" svg:height="0.50174in" presentation:class="header" presentation:placeholder="false">
          <draw:text-box>
            <text:p text:style-name="a481" text:class-names="" text:cond-style-name=""><text:span text:style-name="a480" text:class-names=""/></text:p>
          </draw:text-box>
          <svg:title/>
          <svg:desc/>
        </draw:frame>
        <draw:frame draw:id="id10" presentation:style-name="a486" draw:name="Date Placeholder 2" svg:x="4.24826in" svg:y="0in" svg:width="3.25in" svg:height="0.50174in" presentation:class="date-time" presentation:placeholder="false">
          <draw:text-box>
            <text:p text:style-name="a485" text:class-names="" text:cond-style-name=""><text:span text:style-name="a483" text:class-names=""><text:date text:fixed="false" style:data-style-name="a484">6/20/2024</text:date></text:span></text:p>
          </draw:text-box>
          <svg:title/>
          <svg:desc/>
        </draw:frame>
        <draw:page-thumbnail svg:x="0.75in" svg:y="1.25in" svg:width="6in" svg:height="3.375in" presentation:class="page" draw:id="id11" presentation:style-name="a487" draw:name="Slide Image Placeholder 3">
          <svg:title/>
          <svg:desc/>
        </draw:page-thumbnail>
        <draw:frame draw:id="id12" presentation:style-name="a502" draw:name="Notes Placeholder 4" svg:x="0.75in" svg:y="4.8125in" svg:width="6in" svg:height="3.9375in" presentation:class="notes" presentation:placeholder="false">
          <draw:text-box>
            <text:p text:style-name="a489" text:class-names="" text:cond-style-name=""><text:span text:style-name="a488" text:class-names="">Click to edit Master text styles</text:span></text:p>
            <text:list text:style-name="a492">
              <text:list-item>
                <text:list text:style-name="a492">
                  <text:list-item>
                    <text:p text:style-name="a491" text:class-names="" text:cond-style-name=""><text:span text:style-name="a490" text:class-names="">Second level</text:span></text:p>
                  </text:list-item>
                </text:list>
              </text:list-item>
            </text:list>
            <text:list text:style-name="a495">
              <text:list-item>
                <text:list text:style-name="a495">
                  <text:list-item>
                    <text:list text:style-name="a495">
                      <text:list-item>
                        <text:p text:style-name="a494" text:class-names="" text:cond-style-name=""><text:span text:style-name="a493" text:class-names="">Third level</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Fourth level</text:span></text:p>
                          </text:list-item>
                        </text:list>
                      </text:list-item>
                    </text:list>
                  </text:list-item>
                </text:list>
              </text:list-item>
            </text:list>
            <text:list text:style-name="a501">
              <text:list-item>
                <text:list text:style-name="a501">
                  <text:list-item>
                    <text:list text:style-name="a501">
                      <text:list-item>
                        <text:list text:style-name="a501">
                          <text:list-item>
                            <text:list text:style-name="a501">
                              <text:list-item>
                                <text:p text:style-name="a500" text:class-names="" text:cond-style-name=""><text:span text:style-name="a499" text:class-names="">Fifth level</text:span></text:p>
                              </text:list-item>
                            </text:list>
                          </text:list-item>
                        </text:list>
                      </text:list-item>
                    </text:list>
                  </text:list-item>
                </text:list>
              </text:list-item>
            </text:list>
          </draw:text-box>
          <svg:title/>
          <svg:desc/>
        </draw:frame>
        <draw:frame draw:id="id13" presentation:style-name="a505" draw:name="Footer Placeholder 5" svg:x="0in" svg:y="9.49826in" svg:width="3.25in" svg:height="0.50174in" presentation:class="footer" presentation:placeholder="false">
          <draw:text-box>
            <text:p text:style-name="a504" text:class-names="" text:cond-style-name=""><text:span text:style-name="a503" text:class-names=""/></text:p>
          </draw:text-box>
          <svg:title/>
          <svg:desc/>
        </draw:frame>
        <draw:frame draw:id="id14" presentation:style-name="a508" draw:name="Slide Number Placeholder 6" svg:x="4.24826in" svg:y="9.49826in" svg:width="3.25in" svg:height="0.50174in" presentation:class="page-number" presentation:placeholder="false">
          <draw:text-box>
            <text:p text:style-name="a507" text:class-names="" text:cond-style-name=""><text:span text:style-name="a506" text:class-names=""><text:page-number style:num-format="1" text:fixed="false">‹#›</text:page-number></text:span></text:p>
          </draw:text-box>
          <svg:title/>
          <svg:desc/>
        </draw:frame>
      </presentation:notes>
    </style:master-page>
    <style:master-page style:name="Master1-Layout8-objTx-Content-with-Caption" style:page-layout-name="pageLayout1" draw:style-name="a511">
      <draw:custom-shape svg:x="1.09851in" svg:y="0in" svg:width="11.3433in" svg:height="7.5in" draw:id="id71" draw:layer="Master1-bg" draw:style-name="a512" draw:name="Rectangle 24">
        <svg:title/>
        <svg:desc/>
        <draw:enhanced-geometry xmlns:dr3d="urn:oasis:names:tc:opendocument:xmlns:dr3d:1.0" draw:type="non-primitive" svg:viewBox="0 0 21600 21600" draw:enhanced-path="M 0 0 L 21600 0 21600 21600 0 21600 Z N"/>
      </draw:custom-shape>
      <draw:custom-shape svg:x="12.4424in" svg:y="0in" svg:width="0.03in" svg:height="7.5in" draw:id="id72" draw:layer="Master1-bg" draw:style-name="a513" draw:name="Rectangle 25">
        <svg:title/>
        <svg:desc/>
        <draw:enhanced-geometry xmlns:dr3d="urn:oasis:names:tc:opendocument:xmlns:dr3d:1.0" draw:type="non-primitive" svg:viewBox="0 0 21600 21600" draw:enhanced-path="M 0 0 L 21600 0 21600 21600 0 21600 Z N"/>
      </draw:custom-shape>
      <draw:frame draw:id="id73" draw:layer="Master1-bg" draw:style-name="a517" draw:name="TextBox 9" svg:x="1.69964in" svg:y="1.2331in" svg:width="0.45455in" svg:height="0.40391in">
        <draw:text-box>
          <text:p text:style-name="a516" text:class-names="" text:cond-style-name=""><text:span text:style-name="a514" text:class-names="">z</text:span><text:span text:style-name="a515" text:class-names=""/></text:p>
        </draw:text-box>
        <svg:title/>
        <svg:desc/>
      </draw:frame>
      <draw:frame draw:id="id74" draw:layer="Master1-bg" presentation:style-name="a520" draw:name="Title 1" svg:x="2.15477in" svg:y="1.40251in" svg:width="2.91378in" svg:height="2.08141in" presentation:class="title" presentation:placeholder="false">
        <draw:text-box>
          <text:p text:style-name="a519" text:class-names="" text:cond-style-name=""><text:span text:style-name="a518" text:class-names="">Click to edit Master title style</text:span></text:p>
        </draw:text-box>
        <svg:title/>
        <svg:desc/>
      </draw:frame>
      <draw:frame draw:id="id75" presentation:style-name="a536" draw:name="Content Placeholder 2" svg:x="5.59947in" svg:y="0.88125in" svg:width="5.95612in" svg:height="5.73505in" presentation:class="object" presentation:placeholder="false">
        <draw:text-box>
          <text:list text:style-name="a523">
            <text:list-item>
              <text:p text:style-name="a522" text:class-names="" text:cond-style-name=""><text:span text:style-name="a521" text:class-names="">Click to edit Master text styles</text:span></text:p>
            </text:list-item>
          </text:list>
          <text:list text:style-name="a526">
            <text:list-item>
              <text:list text:style-name="a526">
                <text:list-item>
                  <text:p text:style-name="a525" text:class-names="" text:cond-style-name=""><text:span text:style-name="a524" text:class-names="">Second level</text:span></text:p>
                </text:list-item>
              </text:list>
            </text:list-item>
          </text:list>
          <text:list text:style-name="a529">
            <text:list-item>
              <text:list text:style-name="a529">
                <text:list-item>
                  <text:list text:style-name="a529">
                    <text:list-item>
                      <text:p text:style-name="a528" text:class-names="" text:cond-style-name=""><text:span text:style-name="a527" text:class-names="">Third level</text:span></text:p>
                    </text:list-item>
                  </text:list>
                </text:list-item>
              </text:list>
            </text:list-item>
          </text:list>
          <text:list text:style-name="a532">
            <text:list-item>
              <text:list text:style-name="a532">
                <text:list-item>
                  <text:list text:style-name="a532">
                    <text:list-item>
                      <text:list text:style-name="a532">
                        <text:list-item>
                          <text:p text:style-name="a531" text:class-names="" text:cond-style-name=""><text:span text:style-name="a530" text:class-names="">Fourth level</text:span></text:p>
                        </text:list-item>
                      </text:list>
                    </text:list-item>
                  </text:list>
                </text:list-item>
              </text:list>
            </text:list-item>
          </text:list>
          <text:list text:style-name="a535">
            <text:list-item>
              <text:list text:style-name="a535">
                <text:list-item>
                  <text:list text:style-name="a535">
                    <text:list-item>
                      <text:list text:style-name="a535">
                        <text:list-item>
                          <text:list text:style-name="a535">
                            <text:list-item>
                              <text:p text:style-name="a534" text:class-names="" text:cond-style-name=""><text:span text:style-name="a533" text:class-names="">Fifth level</text:span></text:p>
                            </text:list-item>
                          </text:list>
                        </text:list-item>
                      </text:list>
                    </text:list-item>
                  </text:list>
                </text:list-item>
              </text:list>
            </text:list-item>
          </text:list>
        </draw:text-box>
        <svg:title/>
        <svg:desc/>
      </draw:frame>
      <draw:frame draw:id="id76" presentation:style-name="a540" draw:name="Text Placeholder 3" svg:x="2.15477in" svg:y="3.48442in" svg:width="2.91378in" svg:height="2.6098in" presentation:class="outline" presentation:placeholder="false">
        <draw:text-box>
          <text:list text:style-name="a539">
            <text:list-item>
              <text:p text:style-name="a538" text:class-names="" text:cond-style-name=""><text:span text:style-name="a537" text:class-names="">Click to edit Master text styles</text:span></text:p>
            </text:list-item>
          </text:list>
        </draw:text-box>
        <svg:title/>
        <svg:desc/>
      </draw:frame>
      <draw:frame draw:id="id77" presentation:style-name="a544" draw:transform="translate(-1.456in -0.1in) rotate(-1.5708) translate(0.5701in 5.864in)" draw:name="Date Placeholder 4" svg:width="2.912in" svg:height="0.2in" presentation:class="date-time" presentation:placeholder="false">
        <draw:text-box>
          <text:p text:style-name="a543" text:class-names="" text:cond-style-name=""><text:span text:style-name="a541" text:class-names=""><text:date text:fixed="false" style:data-style-name="a542">6/20/2024</text:date></text:span></text:p>
        </draw:text-box>
        <svg:title/>
        <svg:desc/>
      </draw:frame>
      <draw:frame draw:id="id78" presentation:style-name="a547" draw:transform="translate(-3.21815in -0.09797in) rotate(-1.5708) translate(0.77159in 4.10185in)" draw:name="Footer Placeholder 5" svg:width="6.4363in" svg:height="0.19595in" presentation:class="footer" presentation:placeholder="false">
        <draw:text-box>
          <text:p text:style-name="a546" text:class-names="" text:cond-style-name=""><text:span text:style-name="a545" text:class-names="">
 <text:s text:c="13"/></text:span></text:p>
        </draw:text-box>
        <svg:title/>
        <svg:desc/>
      </draw:frame>
      <draw:frame draw:id="id79" presentation:style-name="a550" draw:name="Slide Number Placeholder 6" svg:x="0.17324in" svg:y="0.18in" svg:width="0.69633in" svg:height="0.35307in" presentation:class="page-number" presentation:placeholder="false">
        <draw:text-box>
          <text:p text:style-name="a549" text:class-names="" text:cond-style-name=""><text:span text:style-name="a548" text:class-names=""><text:page-number style:num-format="1" text:fixed="false">‹#›</text:page-number></text:span></text:p>
        </draw:text-box>
        <svg:title/>
        <svg:desc/>
      </draw:frame>
      <presentation:notes style:page-layout-name="pageLayout2" draw:style-name="a580">
        <draw:frame draw:id="id9" presentation:style-name="a553" draw:name="Header Placeholder 1" svg:x="0in" svg:y="0in" svg:width="3.25in" svg:height="0.50174in" presentation:class="header" presentation:placeholder="false">
          <draw:text-box>
            <text:p text:style-name="a552" text:class-names="" text:cond-style-name=""><text:span text:style-name="a551" text:class-names=""/></text:p>
          </draw:text-box>
          <svg:title/>
          <svg:desc/>
        </draw:frame>
        <draw:frame draw:id="id10" presentation:style-name="a557" draw:name="Date Placeholder 2" svg:x="4.24826in" svg:y="0in" svg:width="3.25in" svg:height="0.50174in" presentation:class="date-time" presentation:placeholder="false">
          <draw:text-box>
            <text:p text:style-name="a556" text:class-names="" text:cond-style-name=""><text:span text:style-name="a554" text:class-names=""><text:date text:fixed="false" style:data-style-name="a555">6/20/2024</text:date></text:span></text:p>
          </draw:text-box>
          <svg:title/>
          <svg:desc/>
        </draw:frame>
        <draw:page-thumbnail svg:x="0.75in" svg:y="1.25in" svg:width="6in" svg:height="3.375in" presentation:class="page" draw:id="id11" presentation:style-name="a558" draw:name="Slide Image Placeholder 3">
          <svg:title/>
          <svg:desc/>
        </draw:page-thumbnail>
        <draw:frame draw:id="id12" presentation:style-name="a573" draw:name="Notes Placeholder 4" svg:x="0.75in" svg:y="4.8125in" svg:width="6in" svg:height="3.9375in" presentation:class="notes" presentation:placeholder="false">
          <draw:text-box>
            <text:p text:style-name="a560" text:class-names="" text:cond-style-name=""><text:span text:style-name="a559" text:class-names="">Click to edit Master text styles</text:span></text:p>
            <text:list text:style-name="a563">
              <text:list-item>
                <text:list text:style-name="a563">
                  <text:list-item>
                    <text:p text:style-name="a562" text:class-names="" text:cond-style-name=""><text:span text:style-name="a561" text:class-names="">Second level</text:span></text:p>
                  </text:list-item>
                </text:list>
              </text:list-item>
            </text:list>
            <text:list text:style-name="a566">
              <text:list-item>
                <text:list text:style-name="a566">
                  <text:list-item>
                    <text:list text:style-name="a566">
                      <text:list-item>
                        <text:p text:style-name="a565" text:class-names="" text:cond-style-name=""><text:span text:style-name="a564" text:class-names="">Third level</text:span></text:p>
                      </text:list-item>
                    </text:list>
                  </text:list-item>
                </text:list>
              </text:list-item>
            </text:list>
            <text:list text:style-name="a569">
              <text:list-item>
                <text:list text:style-name="a569">
                  <text:list-item>
                    <text:list text:style-name="a569">
                      <text:list-item>
                        <text:list text:style-name="a569">
                          <text:list-item>
                            <text:p text:style-name="a568" text:class-names="" text:cond-style-name=""><text:span text:style-name="a567" text:class-names="">Fourth level</text:span></text:p>
                          </text:list-item>
                        </text:list>
                      </text:list-item>
                    </text:list>
                  </text:list-item>
                </text:list>
              </text:list-item>
            </text:list>
            <text:list text:style-name="a572">
              <text:list-item>
                <text:list text:style-name="a572">
                  <text:list-item>
                    <text:list text:style-name="a572">
                      <text:list-item>
                        <text:list text:style-name="a572">
                          <text:list-item>
                            <text:list text:style-name="a572">
                              <text:list-item>
                                <text:p text:style-name="a571" text:class-names="" text:cond-style-name=""><text:span text:style-name="a570" text:class-names="">Fifth level</text:span></text:p>
                              </text:list-item>
                            </text:list>
                          </text:list-item>
                        </text:list>
                      </text:list-item>
                    </text:list>
                  </text:list-item>
                </text:list>
              </text:list-item>
            </text:list>
          </draw:text-box>
          <svg:title/>
          <svg:desc/>
        </draw:frame>
        <draw:frame draw:id="id13" presentation:style-name="a576" draw:name="Footer Placeholder 5" svg:x="0in" svg:y="9.49826in" svg:width="3.25in" svg:height="0.50174in" presentation:class="footer" presentation:placeholder="false">
          <draw:text-box>
            <text:p text:style-name="a575" text:class-names="" text:cond-style-name=""><text:span text:style-name="a574" text:class-names=""/></text:p>
          </draw:text-box>
          <svg:title/>
          <svg:desc/>
        </draw:frame>
        <draw:frame draw:id="id14" presentation:style-name="a579" draw:name="Slide Number Placeholder 6" svg:x="4.24826in" svg:y="9.49826in" svg:width="3.25in" svg:height="0.50174in" presentation:class="page-number" presentation:placeholder="false">
          <draw:text-box>
            <text:p text:style-name="a578" text:class-names="" text:cond-style-name=""><text:span text:style-name="a577" text:class-names=""><text:page-number style:num-format="1" text:fixed="false">‹#›</text:page-number></text:span></text:p>
          </draw:text-box>
          <svg:title/>
          <svg:desc/>
        </draw:frame>
      </presentation:notes>
    </style:master-page>
    <style:master-page style:name="Master1-Layout9-picTx-Picture-with-Caption" style:page-layout-name="pageLayout1" draw:style-name="a582">
      <draw:custom-shape svg:x="1.09851in" svg:y="0in" svg:width="11.3433in" svg:height="7.5in" draw:id="id80" draw:layer="Master1-bg" draw:style-name="a583" draw:name="Rectangle 18">
        <svg:title/>
        <svg:desc/>
        <draw:enhanced-geometry xmlns:dr3d="urn:oasis:names:tc:opendocument:xmlns:dr3d:1.0" draw:type="non-primitive" svg:viewBox="0 0 21600 21600" draw:enhanced-path="M 0 0 L 21600 0 21600 21600 0 21600 Z N"/>
      </draw:custom-shape>
      <draw:custom-shape svg:x="12.4424in" svg:y="0in" svg:width="0.03in" svg:height="7.5in" draw:id="id81" draw:layer="Master1-bg" draw:style-name="a584" draw:name="Rectangle 19">
        <svg:title/>
        <svg:desc/>
        <draw:enhanced-geometry xmlns:dr3d="urn:oasis:names:tc:opendocument:xmlns:dr3d:1.0" draw:type="non-primitive" svg:viewBox="0 0 21600 21600" draw:enhanced-path="M 0 0 L 21600 0 21600 21600 0 21600 Z N"/>
      </draw:custom-shape>
      <draw:frame draw:id="id82" draw:layer="Master1-bg" presentation:style-name="a587" draw:name="Picture Placeholder 2" svg:x="7.37868in" svg:y="0.00353in" svg:width="5.06314in" svg:height="7.5in" presentation:class="graphic" presentation:placeholder="false">
        <draw:text-box>
          <text:p text:style-name="a586" text:class-names="" text:cond-style-name=""><text:span text:style-name="a585" text:class-names="">Click icon to add picture</text:span></text:p>
        </draw:text-box>
        <svg:title/>
        <svg:desc/>
      </draw:frame>
      <draw:frame draw:id="id83" draw:layer="Master1-bg" draw:style-name="a591" draw:name="TextBox 9" svg:x="1.70023in" svg:y="1.2331in" svg:width="0.45455in" svg:height="0.40391in">
        <draw:text-box>
          <text:p text:style-name="a590" text:class-names="" text:cond-style-name=""><text:span text:style-name="a588" text:class-names="">z</text:span><text:span text:style-name="a589" text:class-names=""/></text:p>
        </draw:text-box>
        <svg:title/>
        <svg:desc/>
      </draw:frame>
      <draw:frame draw:id="id84" presentation:style-name="a594" draw:name="Title 1" svg:x="2.15578in" svg:y="1.40251in" svg:width="4.34272in" svg:height="2.07838in" presentation:class="title" presentation:placeholder="false">
        <draw:text-box>
          <text:p text:style-name="a593" text:class-names="" text:cond-style-name=""><text:span text:style-name="a592" text:class-names="">Click to edit Master title style</text:span></text:p>
        </draw:text-box>
        <svg:title/>
        <svg:desc/>
      </draw:frame>
      <draw:frame draw:id="id85" presentation:style-name="a598" draw:name="Text Placeholder 3" svg:x="2.15477in" svg:y="3.48089in" svg:width="4.34369in" svg:height="2.60979in" presentation:class="outline" presentation:placeholder="false">
        <draw:text-box>
          <text:list text:style-name="a597">
            <text:list-item>
              <text:p text:style-name="a596" text:class-names="" text:cond-style-name=""><text:span text:style-name="a595" text:class-names="">Click to edit Master text styles</text:span></text:p>
            </text:list-item>
          </text:list>
        </draw:text-box>
        <svg:title/>
        <svg:desc/>
      </draw:frame>
      <draw:frame draw:id="id86" presentation:style-name="a602" draw:transform="translate(-1.456in -0.1in) rotate(-1.5708) translate(0.5701in 5.864in)" draw:name="Date Placeholder 4" svg:width="2.912in" svg:height="0.2in" presentation:class="date-time" presentation:placeholder="false">
        <draw:text-box>
          <text:p text:style-name="a601" text:class-names="" text:cond-style-name=""><text:span text:style-name="a599" text:class-names=""><text:date text:fixed="false" style:data-style-name="a600">6/20/2024</text:date></text:span></text:p>
        </draw:text-box>
        <svg:title/>
        <svg:desc/>
      </draw:frame>
      <draw:frame draw:id="id87" presentation:style-name="a605" draw:transform="translate(-3.21815in -0.09797in) rotate(-1.5708) translate(0.77159in 4.10185in)" draw:name="Footer Placeholder 5" svg:width="6.4363in" svg:height="0.19595in" presentation:class="footer" presentation:placeholder="false">
        <draw:text-box>
          <text:p text:style-name="a604" text:class-names="" text:cond-style-name=""><text:span text:style-name="a603" text:class-names="">
 <text:s text:c="13"/></text:span></text:p>
        </draw:text-box>
        <svg:title/>
        <svg:desc/>
      </draw:frame>
      <draw:frame draw:id="id88" presentation:style-name="a608" draw:name="Slide Number Placeholder 6" svg:x="0.17324in" svg:y="0.18in" svg:width="0.69633in" svg:height="0.35307in" presentation:class="page-number" presentation:placeholder="false">
        <draw:text-box>
          <text:p text:style-name="a607" text:class-names="" text:cond-style-name=""><text:span text:style-name="a606" text:class-names=""><text:page-number style:num-format="1" text:fixed="false">‹#›</text:page-number></text:span></text:p>
        </draw:text-box>
        <svg:title/>
        <svg:desc/>
      </draw:frame>
      <presentation:notes style:page-layout-name="pageLayout2" draw:style-name="a638">
        <draw:frame draw:id="id9" presentation:style-name="a611" draw:name="Header Placeholder 1" svg:x="0in" svg:y="0in" svg:width="3.25in" svg:height="0.50174in" presentation:class="header" presentation:placeholder="false">
          <draw:text-box>
            <text:p text:style-name="a610" text:class-names="" text:cond-style-name=""><text:span text:style-name="a609" text:class-names=""/></text:p>
          </draw:text-box>
          <svg:title/>
          <svg:desc/>
        </draw:frame>
        <draw:frame draw:id="id10" presentation:style-name="a615" draw:name="Date Placeholder 2" svg:x="4.24826in" svg:y="0in" svg:width="3.25in" svg:height="0.50174in" presentation:class="date-time" presentation:placeholder="false">
          <draw:text-box>
            <text:p text:style-name="a614" text:class-names="" text:cond-style-name=""><text:span text:style-name="a612" text:class-names=""><text:date text:fixed="false" style:data-style-name="a613">6/20/2024</text:date></text:span></text:p>
          </draw:text-box>
          <svg:title/>
          <svg:desc/>
        </draw:frame>
        <draw:page-thumbnail svg:x="0.75in" svg:y="1.25in" svg:width="6in" svg:height="3.375in" presentation:class="page" draw:id="id11" presentation:style-name="a616" draw:name="Slide Image Placeholder 3">
          <svg:title/>
          <svg:desc/>
        </draw:page-thumbnail>
        <draw:frame draw:id="id12" presentation:style-name="a631" draw:name="Notes Placeholder 4" svg:x="0.75in" svg:y="4.8125in" svg:width="6in" svg:height="3.9375in" presentation:class="notes" presentation:placeholder="false">
          <draw:text-box>
            <text:p text:style-name="a618" text:class-names="" text:cond-style-name=""><text:span text:style-name="a617" text:class-names="">Click to edit Master text styles</text:span></text:p>
            <text:list text:style-name="a621">
              <text:list-item>
                <text:list text:style-name="a621">
                  <text:list-item>
                    <text:p text:style-name="a620" text:class-names="" text:cond-style-name=""><text:span text:style-name="a619" text:class-names="">Second level</text:span></text:p>
                  </text:list-item>
                </text:list>
              </text:list-item>
            </text:list>
            <text:list text:style-name="a624">
              <text:list-item>
                <text:list text:style-name="a624">
                  <text:list-item>
                    <text:list text:style-name="a624">
                      <text:list-item>
                        <text:p text:style-name="a623" text:class-names="" text:cond-style-name=""><text:span text:style-name="a622" text:class-names="">Third level</text:span></text:p>
                      </text:list-item>
                    </text:list>
                  </text:list-item>
                </text:list>
              </text:list-item>
            </text:list>
            <text:list text:style-name="a627">
              <text:list-item>
                <text:list text:style-name="a627">
                  <text:list-item>
                    <text:list text:style-name="a627">
                      <text:list-item>
                        <text:list text:style-name="a627">
                          <text:list-item>
                            <text:p text:style-name="a626" text:class-names="" text:cond-style-name=""><text:span text:style-name="a625" text:class-names="">Fourth level</text:span></text:p>
                          </text:list-item>
                        </text:list>
                      </text:list-item>
                    </text:list>
                  </text:list-item>
                </text:list>
              </text:list-item>
            </text:list>
            <text:list text:style-name="a630">
              <text:list-item>
                <text:list text:style-name="a630">
                  <text:list-item>
                    <text:list text:style-name="a630">
                      <text:list-item>
                        <text:list text:style-name="a630">
                          <text:list-item>
                            <text:list text:style-name="a630">
                              <text:list-item>
                                <text:p text:style-name="a629" text:class-names="" text:cond-style-name=""><text:span text:style-name="a628" text:class-names="">Fifth level</text:span></text:p>
                              </text:list-item>
                            </text:list>
                          </text:list-item>
                        </text:list>
                      </text:list-item>
                    </text:list>
                  </text:list-item>
                </text:list>
              </text:list-item>
            </text:list>
          </draw:text-box>
          <svg:title/>
          <svg:desc/>
        </draw:frame>
        <draw:frame draw:id="id13" presentation:style-name="a634" draw:name="Footer Placeholder 5" svg:x="0in" svg:y="9.49826in" svg:width="3.25in" svg:height="0.50174in" presentation:class="footer" presentation:placeholder="false">
          <draw:text-box>
            <text:p text:style-name="a633" text:class-names="" text:cond-style-name=""><text:span text:style-name="a632" text:class-names=""/></text:p>
          </draw:text-box>
          <svg:title/>
          <svg:desc/>
        </draw:frame>
        <draw:frame draw:id="id14" presentation:style-name="a637" draw:name="Slide Number Placeholder 6" svg:x="4.24826in" svg:y="9.49826in" svg:width="3.25in" svg:height="0.50174in" presentation:class="page-number" presentation:placeholder="false">
          <draw:text-box>
            <text:p text:style-name="a636" text:class-names="" text:cond-style-name=""><text:span text:style-name="a635" text:class-names=""><text:page-number style:num-format="1" text:fixed="false">‹#›</text:page-number></text:span></text:p>
          </draw:text-box>
          <svg:title/>
          <svg:desc/>
        </draw:frame>
      </presentation:notes>
    </style:master-page>
    <style:master-page style:name="Master1-Layout10-vertTx-Title-and-Vertical-Text" style:page-layout-name="pageLayout1" draw:style-name="a640">
      <draw:custom-shape svg:x="1.09851in" svg:y="0in" svg:width="11.3433in" svg:height="7.5in" draw:id="id89" draw:layer="Master1-bg" draw:style-name="a641" draw:name="Rectangle 13">
        <svg:title/>
        <svg:desc/>
        <draw:enhanced-geometry xmlns:dr3d="urn:oasis:names:tc:opendocument:xmlns:dr3d:1.0" draw:type="non-primitive" svg:viewBox="0 0 21600 21600" draw:enhanced-path="M 0 0 L 21600 0 21600 21600 0 21600 Z N"/>
      </draw:custom-shape>
      <draw:custom-shape svg:x="12.4424in" svg:y="0in" svg:width="0.03in" svg:height="7.5in" draw:id="id90" draw:layer="Master1-bg" draw:style-name="a642" draw:name="Rectangle 14">
        <svg:title/>
        <svg:desc/>
        <draw:enhanced-geometry xmlns:dr3d="urn:oasis:names:tc:opendocument:xmlns:dr3d:1.0" draw:type="non-primitive" svg:viewBox="0 0 21600 21600" draw:enhanced-path="M 0 0 L 21600 0 21600 21600 0 21600 Z N"/>
      </draw:custom-shape>
      <draw:frame draw:id="id91" draw:layer="Master1-bg" draw:style-name="a646" draw:name="TextBox 8" svg:x="2.39965in" svg:y="0.70125in" svg:width="0.45455in" svg:height="0.40391in">
        <draw:text-box>
          <text:p text:style-name="a645" text:class-names="" text:cond-style-name=""><text:span text:style-name="a643" text:class-names="">z</text:span><text:span text:style-name="a644" text:class-names=""/></text:p>
        </draw:text-box>
        <svg:title/>
        <svg:desc/>
      </draw:frame>
      <draw:frame draw:id="id92" draw:layer="Master1-bg" presentation:style-name="a649" draw:name="Title 1" svg:x="2.85631in" svg:y="0.8837in" svg:width="8.6987in" svg:height="1.17807in" presentation:class="title" presentation:placeholder="false">
        <draw:text-box>
          <text:p text:style-name="a648" text:class-names="" text:cond-style-name=""><text:span text:style-name="a647" text:class-names="">Click to edit Master title style</text:span></text:p>
        </draw:text-box>
        <svg:title/>
        <svg:desc/>
      </draw:frame>
      <draw:frame draw:id="id93" presentation:style-name="a665" draw:name="Vertical Text Placeholder 2" svg:x="3.03324in" svg:y="2.24422in" svg:width="8.5264in" svg:height="4.37208in" presentation:class="outline" presentation:placeholder="false">
        <draw:text-box>
          <text:list text:style-name="a652">
            <text:list-item>
              <text:p text:style-name="a651" text:class-names="" text:cond-style-name=""><text:span text:style-name="a650" text:class-names="">Click to edit Master text styles</text:span></text:p>
            </text:list-item>
          </text:list>
          <text:list text:style-name="a655">
            <text:list-item>
              <text:list text:style-name="a655">
                <text:list-item>
                  <text:p text:style-name="a654" text:class-names="" text:cond-style-name=""><text:span text:style-name="a653" text:class-names="">Second level</text:span></text:p>
                </text:list-item>
              </text:list>
            </text:list-item>
          </text:list>
          <text:list text:style-name="a658">
            <text:list-item>
              <text:list text:style-name="a658">
                <text:list-item>
                  <text:list text:style-name="a658">
                    <text:list-item>
                      <text:p text:style-name="a657" text:class-names="" text:cond-style-name=""><text:span text:style-name="a656" text:class-names="">Third level</text:span></text:p>
                    </text:list-item>
                  </text:list>
                </text:list-item>
              </text:list>
            </text:list-item>
          </text:list>
          <text:list text:style-name="a661">
            <text:list-item>
              <text:list text:style-name="a661">
                <text:list-item>
                  <text:list text:style-name="a661">
                    <text:list-item>
                      <text:list text:style-name="a661">
                        <text:list-item>
                          <text:p text:style-name="a660" text:class-names="" text:cond-style-name=""><text:span text:style-name="a659" text:class-names="">Fourth level</text:span></text:p>
                        </text:list-item>
                      </text:list>
                    </text:list-item>
                  </text:list>
                </text:list-item>
              </text:list>
            </text:list-item>
          </text:list>
          <text:list text:style-name="a664">
            <text:list-item>
              <text:list text:style-name="a664">
                <text:list-item>
                  <text:list text:style-name="a664">
                    <text:list-item>
                      <text:list text:style-name="a664">
                        <text:list-item>
                          <text:list text:style-name="a664">
                            <text:list-item>
                              <text:p text:style-name="a663" text:class-names="" text:cond-style-name=""><text:span text:style-name="a662" text:class-names="">Fifth level</text:span></text:p>
                            </text:list-item>
                          </text:list>
                        </text:list-item>
                      </text:list>
                    </text:list-item>
                  </text:list>
                </text:list-item>
              </text:list>
            </text:list-item>
          </text:list>
        </draw:text-box>
        <svg:title/>
        <svg:desc/>
      </draw:frame>
      <draw:frame draw:id="id94" presentation:style-name="a669" draw:transform="translate(-1.456in -0.1in) rotate(-1.5708) translate(0.5701in 5.864in)" draw:name="Date Placeholder 3" svg:width="2.912in" svg:height="0.2in" presentation:class="date-time" presentation:placeholder="false">
        <draw:text-box>
          <text:p text:style-name="a668" text:class-names="" text:cond-style-name=""><text:span text:style-name="a666" text:class-names=""><text:date text:fixed="false" style:data-style-name="a667">6/20/2024</text:date></text:span></text:p>
        </draw:text-box>
        <svg:title/>
        <svg:desc/>
      </draw:frame>
      <draw:frame draw:id="id95" presentation:style-name="a672" draw:transform="translate(-3.21815in -0.09797in) rotate(-1.5708) translate(0.77159in 4.10185in)" draw:name="Footer Placeholder 4" svg:width="6.4363in" svg:height="0.19595in" presentation:class="footer" presentation:placeholder="false">
        <draw:text-box>
          <text:p text:style-name="a671" text:class-names="" text:cond-style-name=""><text:span text:style-name="a670" text:class-names="">
 <text:s text:c="13"/></text:span></text:p>
        </draw:text-box>
        <svg:title/>
        <svg:desc/>
      </draw:frame>
      <draw:frame draw:id="id96" presentation:style-name="a675" draw:name="Slide Number Placeholder 5" svg:x="0.17324in" svg:y="0.18in" svg:width="0.69633in" svg:height="0.35307in" presentation:class="page-number" presentation:placeholder="false">
        <draw:text-box>
          <text:p text:style-name="a674" text:class-names="" text:cond-style-name=""><text:span text:style-name="a673" text:class-names=""><text:page-number style:num-format="1" text:fixed="false">‹#›</text:page-number></text:span></text:p>
        </draw:text-box>
        <svg:title/>
        <svg:desc/>
      </draw:frame>
      <presentation:notes style:page-layout-name="pageLayout2" draw:style-name="a705">
        <draw:frame draw:id="id9" presentation:style-name="a678" draw:name="Header Placeholder 1" svg:x="0in" svg:y="0in" svg:width="3.25in" svg:height="0.50174in" presentation:class="header" presentation:placeholder="false">
          <draw:text-box>
            <text:p text:style-name="a677" text:class-names="" text:cond-style-name=""><text:span text:style-name="a676" text:class-names=""/></text:p>
          </draw:text-box>
          <svg:title/>
          <svg:desc/>
        </draw:frame>
        <draw:frame draw:id="id10" presentation:style-name="a682" draw:name="Date Placeholder 2" svg:x="4.24826in" svg:y="0in" svg:width="3.25in" svg:height="0.50174in" presentation:class="date-time" presentation:placeholder="false">
          <draw:text-box>
            <text:p text:style-name="a681" text:class-names="" text:cond-style-name=""><text:span text:style-name="a679" text:class-names=""><text:date text:fixed="false" style:data-style-name="a680">6/20/2024</text:date></text:span></text:p>
          </draw:text-box>
          <svg:title/>
          <svg:desc/>
        </draw:frame>
        <draw:page-thumbnail svg:x="0.75in" svg:y="1.25in" svg:width="6in" svg:height="3.375in" presentation:class="page" draw:id="id11" presentation:style-name="a683" draw:name="Slide Image Placeholder 3">
          <svg:title/>
          <svg:desc/>
        </draw:page-thumbnail>
        <draw:frame draw:id="id12" presentation:style-name="a698" draw:name="Notes Placeholder 4" svg:x="0.75in" svg:y="4.8125in" svg:width="6in" svg:height="3.9375in" presentation:class="notes" presentation:placeholder="false">
          <draw:text-box>
            <text:p text:style-name="a685" text:class-names="" text:cond-style-name=""><text:span text:style-name="a684" text:class-names="">Click to edit Master text styles</text:span></text:p>
            <text:list text:style-name="a688">
              <text:list-item>
                <text:list text:style-name="a688">
                  <text:list-item>
                    <text:p text:style-name="a687" text:class-names="" text:cond-style-name=""><text:span text:style-name="a686" text:class-names="">Second level</text:span></text:p>
                  </text:list-item>
                </text:list>
              </text:list-item>
            </text:list>
            <text:list text:style-name="a691">
              <text:list-item>
                <text:list text:style-name="a691">
                  <text:list-item>
                    <text:list text:style-name="a691">
                      <text:list-item>
                        <text:p text:style-name="a690" text:class-names="" text:cond-style-name=""><text:span text:style-name="a689" text:class-names="">Third level</text:span></text:p>
                      </text:list-item>
                    </text:list>
                  </text:list-item>
                </text:list>
              </text:list-item>
            </text:list>
            <text:list text:style-name="a694">
              <text:list-item>
                <text:list text:style-name="a694">
                  <text:list-item>
                    <text:list text:style-name="a694">
                      <text:list-item>
                        <text:list text:style-name="a694">
                          <text:list-item>
                            <text:p text:style-name="a693" text:class-names="" text:cond-style-name=""><text:span text:style-name="a692" text:class-names="">Fourth level</text:span></text:p>
                          </text:list-item>
                        </text:list>
                      </text:list-item>
                    </text:list>
                  </text:list-item>
                </text:list>
              </text:list-item>
            </text:list>
            <text:list text:style-name="a697">
              <text:list-item>
                <text:list text:style-name="a697">
                  <text:list-item>
                    <text:list text:style-name="a697">
                      <text:list-item>
                        <text:list text:style-name="a697">
                          <text:list-item>
                            <text:list text:style-name="a697">
                              <text:list-item>
                                <text:p text:style-name="a696" text:class-names="" text:cond-style-name=""><text:span text:style-name="a695" text:class-names="">Fifth level</text:span></text:p>
                              </text:list-item>
                            </text:list>
                          </text:list-item>
                        </text:list>
                      </text:list-item>
                    </text:list>
                  </text:list-item>
                </text:list>
              </text:list-item>
            </text:list>
          </draw:text-box>
          <svg:title/>
          <svg:desc/>
        </draw:frame>
        <draw:frame draw:id="id13" presentation:style-name="a701" draw:name="Footer Placeholder 5" svg:x="0in" svg:y="9.49826in" svg:width="3.25in" svg:height="0.50174in" presentation:class="footer" presentation:placeholder="false">
          <draw:text-box>
            <text:p text:style-name="a700" text:class-names="" text:cond-style-name=""><text:span text:style-name="a699" text:class-names=""/></text:p>
          </draw:text-box>
          <svg:title/>
          <svg:desc/>
        </draw:frame>
        <draw:frame draw:id="id14" presentation:style-name="a704" draw:name="Slide Number Placeholder 6" svg:x="4.24826in" svg:y="9.49826in" svg:width="3.25in" svg:height="0.50174in" presentation:class="page-number" presentation:placeholder="false">
          <draw:text-box>
            <text:p text:style-name="a703" text:class-names="" text:cond-style-name=""><text:span text:style-name="a702" text:class-names=""><text:page-number style:num-format="1" text:fixed="false">‹#›</text:page-number></text:span></text:p>
          </draw:text-box>
          <svg:title/>
          <svg:desc/>
        </draw:frame>
      </presentation:notes>
    </style:master-page>
    <style:master-page style:name="Master1-Layout11-vertTitleAndTx-Vertical-Title-and-Text" style:page-layout-name="pageLayout1" draw:style-name="a707">
      <draw:custom-shape svg:x="1.09851in" svg:y="0in" svg:width="11.3433in" svg:height="7.5in" draw:id="id97" draw:layer="Master1-bg" draw:style-name="a708" draw:name="Rectangle 14">
        <svg:title/>
        <svg:desc/>
        <draw:enhanced-geometry xmlns:dr3d="urn:oasis:names:tc:opendocument:xmlns:dr3d:1.0" draw:type="non-primitive" svg:viewBox="0 0 21600 21600" draw:enhanced-path="M 0 0 L 21600 0 21600 21600 0 21600 Z N"/>
      </draw:custom-shape>
      <draw:custom-shape svg:x="12.4424in" svg:y="0in" svg:width="0.03in" svg:height="7.5in" draw:id="id98" draw:layer="Master1-bg" draw:style-name="a709" draw:name="Rectangle 15">
        <svg:title/>
        <svg:desc/>
        <draw:enhanced-geometry xmlns:dr3d="urn:oasis:names:tc:opendocument:xmlns:dr3d:1.0" draw:type="non-primitive" svg:viewBox="0 0 21600 21600" draw:enhanced-path="M 0 0 L 21600 0 21600 21600 0 21600 Z N"/>
      </draw:custom-shape>
      <draw:frame draw:id="id99" draw:layer="Master1-bg" draw:style-name="a713" draw:transform="translate(-0.22727in -0.20195in) rotate(-1.5708) translate(11.53211in 0.65696in)" draw:name="TextBox 8" svg:width="0.45455in" svg:height="0.40391in">
        <draw:text-box>
          <text:p text:style-name="a712" text:class-names="" text:cond-style-name=""><text:span text:style-name="a710" text:class-names="">z</text:span><text:span text:style-name="a711" text:class-names=""/></text:p>
        </draw:text-box>
        <svg:title/>
        <svg:desc/>
      </draw:frame>
      <draw:frame draw:id="id100" draw:layer="Master1-bg" presentation:style-name="a716" draw:name="Vertical Title 1" svg:x="10.10431in" svg:y="0.88125in" svg:width="1.4507in" svg:height="5.73505in" presentation:class="title" presentation:placeholder="false">
        <draw:text-box>
          <text:p text:style-name="a715" text:class-names="" text:cond-style-name=""><text:span text:style-name="a714" text:class-names="">Click to edit Master title style</text:span></text:p>
        </draw:text-box>
        <svg:title/>
        <svg:desc/>
      </draw:frame>
      <draw:frame draw:id="id101" presentation:style-name="a732" draw:name="Vertical Text Placeholder 2" svg:x="2.85296in" svg:y="1.06125in" svg:width="7.07229in" svg:height="5.55505in" presentation:class="outline" presentation:placeholder="false">
        <draw:text-box>
          <text:list text:style-name="a719">
            <text:list-item>
              <text:p text:style-name="a718" text:class-names="" text:cond-style-name=""><text:span text:style-name="a717" text:class-names="">Click to edit Master text styles</text:span></text:p>
            </text:list-item>
          </text:list>
          <text:list text:style-name="a722">
            <text:list-item>
              <text:list text:style-name="a722">
                <text:list-item>
                  <text:p text:style-name="a721" text:class-names="" text:cond-style-name=""><text:span text:style-name="a720" text:class-names="">Second level</text:span></text:p>
                </text:list-item>
              </text:list>
            </text:list-item>
          </text:list>
          <text:list text:style-name="a725">
            <text:list-item>
              <text:list text:style-name="a725">
                <text:list-item>
                  <text:list text:style-name="a725">
                    <text:list-item>
                      <text:p text:style-name="a724" text:class-names="" text:cond-style-name=""><text:span text:style-name="a723" text:class-names="">Third level</text:span></text:p>
                    </text:list-item>
                  </text:list>
                </text:list-item>
              </text:list>
            </text:list-item>
          </text:list>
          <text:list text:style-name="a728">
            <text:list-item>
              <text:list text:style-name="a728">
                <text:list-item>
                  <text:list text:style-name="a728">
                    <text:list-item>
                      <text:list text:style-name="a728">
                        <text:list-item>
                          <text:p text:style-name="a727" text:class-names="" text:cond-style-name=""><text:span text:style-name="a726" text:class-names="">Fourth level</text:span></text:p>
                        </text:list-item>
                      </text:list>
                    </text:list-item>
                  </text:list>
                </text:list-item>
              </text:list>
            </text:list-item>
          </text:list>
          <text:list text:style-name="a731">
            <text:list-item>
              <text:list text:style-name="a731">
                <text:list-item>
                  <text:list text:style-name="a731">
                    <text:list-item>
                      <text:list text:style-name="a731">
                        <text:list-item>
                          <text:list text:style-name="a731">
                            <text:list-item>
                              <text:p text:style-name="a730" text:class-names="" text:cond-style-name=""><text:span text:style-name="a729" text:class-names="">Fifth level</text:span></text:p>
                            </text:list-item>
                          </text:list>
                        </text:list-item>
                      </text:list>
                    </text:list-item>
                  </text:list>
                </text:list-item>
              </text:list>
            </text:list-item>
          </text:list>
        </draw:text-box>
        <svg:title/>
        <svg:desc/>
      </draw:frame>
      <draw:frame draw:id="id102" presentation:style-name="a736" draw:transform="translate(-1.456in -0.1in) rotate(-1.5708) translate(0.5701in 5.864in)" draw:name="Date Placeholder 3" svg:width="2.912in" svg:height="0.2in" presentation:class="date-time" presentation:placeholder="false">
        <draw:text-box>
          <text:p text:style-name="a735" text:class-names="" text:cond-style-name=""><text:span text:style-name="a733" text:class-names=""><text:date text:fixed="false" style:data-style-name="a734">6/20/2024</text:date></text:span></text:p>
        </draw:text-box>
        <svg:title/>
        <svg:desc/>
      </draw:frame>
      <draw:frame draw:id="id103" presentation:style-name="a739" draw:transform="translate(-3.21815in -0.09797in) rotate(-1.5708) translate(0.77159in 4.10185in)" draw:name="Footer Placeholder 4" svg:width="6.4363in" svg:height="0.19595in" presentation:class="footer" presentation:placeholder="false">
        <draw:text-box>
          <text:p text:style-name="a738" text:class-names="" text:cond-style-name=""><text:span text:style-name="a737" text:class-names="">
 <text:s text:c="13"/></text:span></text:p>
        </draw:text-box>
        <svg:title/>
        <svg:desc/>
      </draw:frame>
      <draw:frame draw:id="id104" presentation:style-name="a742" draw:name="Slide Number Placeholder 5" svg:x="0.17324in" svg:y="0.18in" svg:width="0.69633in" svg:height="0.35307in" presentation:class="page-number" presentation:placeholder="false">
        <draw:text-box>
          <text:p text:style-name="a741" text:class-names="" text:cond-style-name=""><text:span text:style-name="a740" text:class-names=""><text:page-number style:num-format="1" text:fixed="false">‹#›</text:page-number></text:span></text:p>
        </draw:text-box>
        <svg:title/>
        <svg:desc/>
      </draw:frame>
      <presentation:notes style:page-layout-name="pageLayout2" draw:style-name="a772">
        <draw:frame draw:id="id9" presentation:style-name="a745" draw:name="Header Placeholder 1" svg:x="0in" svg:y="0in" svg:width="3.25in" svg:height="0.50174in" presentation:class="header" presentation:placeholder="false">
          <draw:text-box>
            <text:p text:style-name="a744" text:class-names="" text:cond-style-name=""><text:span text:style-name="a743" text:class-names=""/></text:p>
          </draw:text-box>
          <svg:title/>
          <svg:desc/>
        </draw:frame>
        <draw:frame draw:id="id10" presentation:style-name="a749" draw:name="Date Placeholder 2" svg:x="4.24826in" svg:y="0in" svg:width="3.25in" svg:height="0.50174in" presentation:class="date-time" presentation:placeholder="false">
          <draw:text-box>
            <text:p text:style-name="a748" text:class-names="" text:cond-style-name=""><text:span text:style-name="a746" text:class-names=""><text:date text:fixed="false" style:data-style-name="a747">6/20/2024</text:date></text:span></text:p>
          </draw:text-box>
          <svg:title/>
          <svg:desc/>
        </draw:frame>
        <draw:page-thumbnail svg:x="0.75in" svg:y="1.25in" svg:width="6in" svg:height="3.375in" presentation:class="page" draw:id="id11" presentation:style-name="a750" draw:name="Slide Image Placeholder 3">
          <svg:title/>
          <svg:desc/>
        </draw:page-thumbnail>
        <draw:frame draw:id="id12" presentation:style-name="a765" draw:name="Notes Placeholder 4" svg:x="0.75in" svg:y="4.8125in" svg:width="6in" svg:height="3.9375in" presentation:class="notes" presentation:placeholder="false">
          <draw:text-box>
            <text:p text:style-name="a752" text:class-names="" text:cond-style-name=""><text:span text:style-name="a751" text:class-names="">Click to edit Master text styles</text:span></text:p>
            <text:list text:style-name="a755">
              <text:list-item>
                <text:list text:style-name="a755">
                  <text:list-item>
                    <text:p text:style-name="a754" text:class-names="" text:cond-style-name=""><text:span text:style-name="a753" text:class-names="">Second level</text:span></text:p>
                  </text:list-item>
                </text:list>
              </text:list-item>
            </text:list>
            <text:list text:style-name="a758">
              <text:list-item>
                <text:list text:style-name="a758">
                  <text:list-item>
                    <text:list text:style-name="a758">
                      <text:list-item>
                        <text:p text:style-name="a757" text:class-names="" text:cond-style-name=""><text:span text:style-name="a756" text:class-names="">Third level</text:span></text:p>
                      </text:list-item>
                    </text:list>
                  </text:list-item>
                </text:list>
              </text:list-item>
            </text:list>
            <text:list text:style-name="a761">
              <text:list-item>
                <text:list text:style-name="a761">
                  <text:list-item>
                    <text:list text:style-name="a761">
                      <text:list-item>
                        <text:list text:style-name="a761">
                          <text:list-item>
                            <text:p text:style-name="a760" text:class-names="" text:cond-style-name=""><text:span text:style-name="a759" text:class-names="">Fourth level</text:span></text:p>
                          </text:list-item>
                        </text:list>
                      </text:list-item>
                    </text:list>
                  </text:list-item>
                </text:list>
              </text:list-item>
            </text:list>
            <text:list text:style-name="a764">
              <text:list-item>
                <text:list text:style-name="a764">
                  <text:list-item>
                    <text:list text:style-name="a764">
                      <text:list-item>
                        <text:list text:style-name="a764">
                          <text:list-item>
                            <text:list text:style-name="a764">
                              <text:list-item>
                                <text:p text:style-name="a763" text:class-names="" text:cond-style-name=""><text:span text:style-name="a762" text:class-names="">Fifth level</text:span></text:p>
                              </text:list-item>
                            </text:list>
                          </text:list-item>
                        </text:list>
                      </text:list-item>
                    </text:list>
                  </text:list-item>
                </text:list>
              </text:list-item>
            </text:list>
          </draw:text-box>
          <svg:title/>
          <svg:desc/>
        </draw:frame>
        <draw:frame draw:id="id13" presentation:style-name="a768" draw:name="Footer Placeholder 5" svg:x="0in" svg:y="9.49826in" svg:width="3.25in" svg:height="0.50174in" presentation:class="footer" presentation:placeholder="false">
          <draw:text-box>
            <text:p text:style-name="a767" text:class-names="" text:cond-style-name=""><text:span text:style-name="a766" text:class-names=""/></text:p>
          </draw:text-box>
          <svg:title/>
          <svg:desc/>
        </draw:frame>
        <draw:frame draw:id="id14" presentation:style-name="a771" draw:name="Slide Number Placeholder 6" svg:x="4.24826in" svg:y="9.49826in" svg:width="3.25in" svg:height="0.50174in" presentation:class="page-number" presentation:placeholder="false">
          <draw:text-box>
            <text:p text:style-name="a770" text:class-names="" text:cond-style-name=""><text:span text:style-name="a769" text:class-names=""><text:page-number style:num-format="1" text:fixed="false">‹#›</text:page-number></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Keylogger</dc:title>
    <meta:initial-creator>Pachipulusu Lohith veer</meta:initial-creator>
    <dc:creator>Pachipulusu Lohith veer</dc:creator>
    <meta:creation-date>2024-06-20T04:45:42Z</meta:creation-date>
    <dc:date>2024-06-20T06:51:08Z</dc:date>
    <meta:editing-cycles>2</meta:editing-cycles>
  </office:meta>
</office:document-meta>
</file>